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59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1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MEN030001" calcext:value-type="string">
            <text:p>SNOINTMEN03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0</text:p>
          </table:table-cell>
          <table:table-cell table:formula="of:=SUM([.M4:.M132])" office:value-type="float" office:value="1192579.60886827" calcext:value-type="float">
            <text:p>1192579.61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MEN030001','2014-03-31','---','-------------------------','2110104020000000001','SCGCMP','SNOINTMEN030001','H','PROVISION DE INTERESES DE PRESTACIONES SOCIALES NOMINA MENSUAL  MARZO 2014',1192579.60886827,0);" calcext:value-type="string">
            <text:p>INSERT INTO scg_dt_cmp VALUES('0001','SCGCMP','SNOINTMEN030001','2014-03-31','---','-------------------------','2110104020000000001','SCGCMP','SNOINTMEN030001','H','PROVISION DE INTERESES DE PRESTACIONES SOCIALES NOMINA MENSUAL <text:s/>MARZO 2014',1192579.60886827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 calcext:value-type="string">
            <text:p>6110800002000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000</text:p>
          </table:table-cell>
          <table:table-cell office:value-type="float" office:value="41938.94" calcext:value-type="float">
            <text:p>41938.94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MEN030001','2014-03-31','---','-------------------------','6110800002000000001','SCGCMP','SNOINTMEN030001','D','PROVISION DE INTERESES DE PRESTACIONES SOCIALES NOMINA MENSUAL  MARZO 2014',41938.94,1);" calcext:value-type="string">
            <text:p>INSERT INTO scg_dt_cmp VALUES('0001','SCGCMP','SNOINTMEN030001','2014-03-31','---','-------------------------','6110800002000000001','SCGCMP','SNOINTMEN030001','D','PROVISION DE INTERESES DE PRESTACIONES SOCIALES NOMINA MENSUAL <text:s/>MARZO 2014',41938.94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8793.75" calcext:value-type="float">
            <text:p>8793.75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MEN030001','2014-03-31','---','-------------------------','6110800002903000001','SCGCMP','SNOINTMEN030001','D','PROVISION DE INTERESES DE PRESTACIONES SOCIALES NOMINA MENSUAL  MARZO 2014',8793.75,2);" calcext:value-type="string">
            <text:p>INSERT INTO scg_dt_cmp VALUES('0001','SCGCMP','SNOINTMEN030001','2014-03-31','---','-------------------------','6110800002903000001','SCGCMP','SNOINTMEN030001','D','PROVISION DE INTERESES DE PRESTACIONES SOCIALES NOMINA MENSUAL <text:s/>MARZO 2014',8793.75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 calcext:value-type="string">
            <text:p>6110800002303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303</text:p>
          </table:table-cell>
          <table:table-cell office:value-type="float" office:value="2464.26" calcext:value-type="float">
            <text:p>2464.26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MEN030001','2014-03-31','---','-------------------------','6110800002303000001','SCGCMP','SNOINTMEN030001','D','PROVISION DE INTERESES DE PRESTACIONES SOCIALES NOMINA MENSUAL  MARZO 2014',2464.26,3);" calcext:value-type="string">
            <text:p>INSERT INTO scg_dt_cmp VALUES('0001','SCGCMP','SNOINTMEN030001','2014-03-31','---','-------------------------','6110800002303000001','SCGCMP','SNOINTMEN030001','D','PROVISION DE INTERESES DE PRESTACIONES SOCIALES NOMINA MENSUAL <text:s/>MARZO 2014',2464.26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5972.74" calcext:value-type="float">
            <text:p>15972.74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MEN030001','2014-03-31','---','-------------------------','6110800002003000001','SCGCMP','SNOINTMEN030001','D','PROVISION DE INTERESES DE PRESTACIONES SOCIALES NOMINA MENSUAL  MARZO 2014',15972.74,4);" calcext:value-type="string">
            <text:p>INSERT INTO scg_dt_cmp VALUES('0001','SCGCMP','SNOINTMEN030001','2014-03-31','---','-------------------------','6110800002003000001','SCGCMP','SNOINTMEN030001','D','PROVISION DE INTERESES DE PRESTACIONES SOCIALES NOMINA MENSUAL <text:s/>MARZO 2014',15972.74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 calcext:value-type="string">
            <text:p>61108000030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003</text:p>
          </table:table-cell>
          <table:table-cell office:value-type="float" office:value="6642.9" calcext:value-type="float">
            <text:p>6642.90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MEN030001','2014-03-31','---','-------------------------','6110800003003000001','SCGCMP','SNOINTMEN030001','D','PROVISION DE INTERESES DE PRESTACIONES SOCIALES NOMINA MENSUAL  MARZO 2014',6642.9,5);" calcext:value-type="string">
            <text:p>INSERT INTO scg_dt_cmp VALUES('0001','SCGCMP','SNOINTMEN030001','2014-03-31','---','-------------------------','6110800003003000001','SCGCMP','SNOINTMEN030001','D','PROVISION DE INTERESES DE PRESTACIONES SOCIALES NOMINA MENSUAL <text:s/>MARZO 2014',6642.9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 calcext:value-type="string">
            <text:p>6110800003500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500</text:p>
          </table:table-cell>
          <table:table-cell office:value-type="float" office:value="13330.0743866486" calcext:value-type="float">
            <text:p>13330.07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MEN030001','2014-03-31','---','-------------------------','6110800003500000001','SCGCMP','SNOINTMEN030001','D','PROVISION DE INTERESES DE PRESTACIONES SOCIALES NOMINA MENSUAL  MARZO 2014',13330.0743866486,6);" calcext:value-type="string">
            <text:p>INSERT INTO scg_dt_cmp VALUES('0001','SCGCMP','SNOINTMEN030001','2014-03-31','---','-------------------------','6110800003500000001','SCGCMP','SNOINTMEN030001','D','PROVISION DE INTERESES DE PRESTACIONES SOCIALES NOMINA MENSUAL <text:s/>MARZO 2014',13330.0743866486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 calcext:value-type="string">
            <text:p>6110800004509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9</text:p>
          </table:table-cell>
          <table:table-cell office:value-type="float" office:value="5101.18" calcext:value-type="float">
            <text:p>5101.18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MEN030001','2014-03-31','---','-------------------------','6110800004509000001','SCGCMP','SNOINTMEN030001','D','PROVISION DE INTERESES DE PRESTACIONES SOCIALES NOMINA MENSUAL  MARZO 2014',5101.18,7);" calcext:value-type="string">
            <text:p>INSERT INTO scg_dt_cmp VALUES('0001','SCGCMP','SNOINTMEN030001','2014-03-31','---','-------------------------','6110800004509000001','SCGCMP','SNOINTMEN030001','D','PROVISION DE INTERESES DE PRESTACIONES SOCIALES NOMINA MENSUAL <text:s/>MARZO 2014',5101.18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 calcext:value-type="string">
            <text:p>6110800003800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800</text:p>
          </table:table-cell>
          <table:table-cell office:value-type="float" office:value="1917.82" calcext:value-type="float">
            <text:p>1917.82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MEN030001','2014-03-31','---','-------------------------','6110800003800000001','SCGCMP','SNOINTMEN030001','D','PROVISION DE INTERESES DE PRESTACIONES SOCIALES NOMINA MENSUAL  MARZO 2014',1917.82,8);" calcext:value-type="string">
            <text:p>INSERT INTO scg_dt_cmp VALUES('0001','SCGCMP','SNOINTMEN030001','2014-03-31','---','-------------------------','6110800003800000001','SCGCMP','SNOINTMEN030001','D','PROVISION DE INTERESES DE PRESTACIONES SOCIALES NOMINA MENSUAL <text:s/>MARZO 2014',1917.82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 calcext:value-type="string">
            <text:p>61108000011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1100</text:p>
          </table:table-cell>
          <table:table-cell office:value-type="float" office:value="10681.66" calcext:value-type="float">
            <text:p>10681.66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MEN030001','2014-03-31','---','-------------------------','6110800001100000001','SCGCMP','SNOINTMEN030001','D','PROVISION DE INTERESES DE PRESTACIONES SOCIALES NOMINA MENSUAL  MARZO 2014',10681.66,9);" calcext:value-type="string">
            <text:p>INSERT INTO scg_dt_cmp VALUES('0001','SCGCMP','SNOINTMEN030001','2014-03-31','---','-------------------------','6110800001100000001','SCGCMP','SNOINTMEN030001','D','PROVISION DE INTERESES DE PRESTACIONES SOCIALES NOMINA MENSUAL <text:s/>MARZO 2014',10681.66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3294" calcext:value-type="float">
            <text:p>3294.00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MEN030001','2014-03-31','---','-------------------------','6110800002802000001','SCGCMP','SNOINTMEN030001','D','PROVISION DE INTERESES DE PRESTACIONES SOCIALES NOMINA MENSUAL  MARZO 2014',3294,10);" calcext:value-type="string">
            <text:p>INSERT INTO scg_dt_cmp VALUES('0001','SCGCMP','SNOINTMEN030001','2014-03-31','---','-------------------------','6110800002802000001','SCGCMP','SNOINTMEN030001','D','PROVISION DE INTERESES DE PRESTACIONES SOCIALES NOMINA MENSUAL <text:s/>MARZO 2014',3294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 calcext:value-type="string">
            <text:p>6110800002501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501</text:p>
          </table:table-cell>
          <table:table-cell office:value-type="float" office:value="5326.17" calcext:value-type="float">
            <text:p>5326.17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MEN030001','2014-03-31','---','-------------------------','6110800002501000001','SCGCMP','SNOINTMEN030001','D','PROVISION DE INTERESES DE PRESTACIONES SOCIALES NOMINA MENSUAL  MARZO 2014',5326.17,11);" calcext:value-type="string">
            <text:p>INSERT INTO scg_dt_cmp VALUES('0001','SCGCMP','SNOINTMEN030001','2014-03-31','---','-------------------------','6110800002501000001','SCGCMP','SNOINTMEN030001','D','PROVISION DE INTERESES DE PRESTACIONES SOCIALES NOMINA MENSUAL <text:s/>MARZO 2014',5326.17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 calcext:value-type="string">
            <text:p>6110800003203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203</text:p>
          </table:table-cell>
          <table:table-cell office:value-type="float" office:value="16265.4" calcext:value-type="float">
            <text:p>16265.40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MEN030001','2014-03-31','---','-------------------------','6110800003203000001','SCGCMP','SNOINTMEN030001','D','PROVISION DE INTERESES DE PRESTACIONES SOCIALES NOMINA MENSUAL  MARZO 2014',16265.4,12);" calcext:value-type="string">
            <text:p>INSERT INTO scg_dt_cmp VALUES('0001','SCGCMP','SNOINTMEN030001','2014-03-31','---','-------------------------','6110800003203000001','SCGCMP','SNOINTMEN030001','D','PROVISION DE INTERESES DE PRESTACIONES SOCIALES NOMINA MENSUAL <text:s/>MARZO 2014',16265.4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4501000001" calcext:value-type="string">
            <text:p>61108000045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1</text:p>
          </table:table-cell>
          <table:table-cell office:value-type="float" office:value="10595.4065574584" calcext:value-type="float">
            <text:p>10595.41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MEN030001','2014-03-31','---','-------------------------','6110800004501000001','SCGCMP','SNOINTMEN030001','D','PROVISION DE INTERESES DE PRESTACIONES SOCIALES NOMINA MENSUAL  MARZO 2014',10595.4065574584,13);" calcext:value-type="string">
            <text:p>INSERT INTO scg_dt_cmp VALUES('0001','SCGCMP','SNOINTMEN030001','2014-03-31','---','-------------------------','6110800004501000001','SCGCMP','SNOINTMEN030001','D','PROVISION DE INTERESES DE PRESTACIONES SOCIALES NOMINA MENSUAL <text:s/>MARZO 2014',10595.4065574584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14908.85" calcext:value-type="float">
            <text:p>14908.85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MEN030001','2014-03-31','---','-------------------------','6110800002902000001','SCGCMP','SNOINTMEN030001','D','PROVISION DE INTERESES DE PRESTACIONES SOCIALES NOMINA MENSUAL  MARZO 2014',14908.85,14);" calcext:value-type="string">
            <text:p>INSERT INTO scg_dt_cmp VALUES('0001','SCGCMP','SNOINTMEN030001','2014-03-31','---','-------------------------','6110800002902000001','SCGCMP','SNOINTMEN030001','D','PROVISION DE INTERESES DE PRESTACIONES SOCIALES NOMINA MENSUAL <text:s/>MARZO 2014',14908.85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6183.93" calcext:value-type="float">
            <text:p>6183.93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MEN030001','2014-03-31','---','-------------------------','6110800002701000001','SCGCMP','SNOINTMEN030001','D','PROVISION DE INTERESES DE PRESTACIONES SOCIALES NOMINA MENSUAL  MARZO 2014',6183.93,15);" calcext:value-type="string">
            <text:p>INSERT INTO scg_dt_cmp VALUES('0001','SCGCMP','SNOINTMEN030001','2014-03-31','---','-------------------------','6110800002701000001','SCGCMP','SNOINTMEN030001','D','PROVISION DE INTERESES DE PRESTACIONES SOCIALES NOMINA MENSUAL <text:s/>MARZO 2014',6183.93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 calcext:value-type="string">
            <text:p>6110800002808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808</text:p>
          </table:table-cell>
          <table:table-cell office:value-type="float" office:value="3938.95" calcext:value-type="float">
            <text:p>3938.95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MEN030001','2014-03-31','---','-------------------------','6110800002808000001','SCGCMP','SNOINTMEN030001','D','PROVISION DE INTERESES DE PRESTACIONES SOCIALES NOMINA MENSUAL  MARZO 2014',3938.95,16);" calcext:value-type="string">
            <text:p>INSERT INTO scg_dt_cmp VALUES('0001','SCGCMP','SNOINTMEN030001','2014-03-31','---','-------------------------','6110800002808000001','SCGCMP','SNOINTMEN030001','D','PROVISION DE INTERESES DE PRESTACIONES SOCIALES NOMINA MENSUAL <text:s/>MARZO 2014',3938.95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 calcext:value-type="string">
            <text:p>6110800002102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102</text:p>
          </table:table-cell>
          <table:table-cell office:value-type="float" office:value="3687.24" calcext:value-type="float">
            <text:p>3687.24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MEN030001','2014-03-31','---','-------------------------','6110800002102000001','SCGCMP','SNOINTMEN030001','D','PROVISION DE INTERESES DE PRESTACIONES SOCIALES NOMINA MENSUAL  MARZO 2014',3687.24,17);" calcext:value-type="string">
            <text:p>INSERT INTO scg_dt_cmp VALUES('0001','SCGCMP','SNOINTMEN030001','2014-03-31','---','-------------------------','6110800002102000001','SCGCMP','SNOINTMEN030001','D','PROVISION DE INTERESES DE PRESTACIONES SOCIALES NOMINA MENSUAL <text:s/>MARZO 2014',3687.24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9373.2052951015" calcext:value-type="float">
            <text:p>29373.21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MEN030001','2014-03-31','---','-------------------------','6110800004503000001','SCGCMP','SNOINTMEN030001','D','PROVISION DE INTERESES DE PRESTACIONES SOCIALES NOMINA MENSUAL  MARZO 2014',29373.2052951015,18);" calcext:value-type="string">
            <text:p>INSERT INTO scg_dt_cmp VALUES('0001','SCGCMP','SNOINTMEN030001','2014-03-31','---','-------------------------','6110800004503000001','SCGCMP','SNOINTMEN030001','D','PROVISION DE INTERESES DE PRESTACIONES SOCIALES NOMINA MENSUAL <text:s/>MARZO 2014',29373.2052951015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 calcext:value-type="string">
            <text:p>6110800001200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1200</text:p>
          </table:table-cell>
          <table:table-cell office:value-type="float" office:value="9911.34" calcext:value-type="float">
            <text:p>9911.34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MEN030001','2014-03-31','---','-------------------------','6110800001200000001','SCGCMP','SNOINTMEN030001','D','PROVISION DE INTERESES DE PRESTACIONES SOCIALES NOMINA MENSUAL  MARZO 2014',9911.34,19);" calcext:value-type="string">
            <text:p>INSERT INTO scg_dt_cmp VALUES('0001','SCGCMP','SNOINTMEN030001','2014-03-31','---','-------------------------','6110800001200000001','SCGCMP','SNOINTMEN030001','D','PROVISION DE INTERESES DE PRESTACIONES SOCIALES NOMINA MENSUAL <text:s/>MARZO 2014',9911.34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2047.4306825587" calcext:value-type="float">
            <text:p>12047.43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MEN030001','2014-03-31','---','-------------------------','6110800003304000001','SCGCMP','SNOINTMEN030001','D','PROVISION DE INTERESES DE PRESTACIONES SOCIALES NOMINA MENSUAL  MARZO 2014',12047.4306825587,20);" calcext:value-type="string">
            <text:p>INSERT INTO scg_dt_cmp VALUES('0001','SCGCMP','SNOINTMEN030001','2014-03-31','---','-------------------------','6110800003304000001','SCGCMP','SNOINTMEN030001','D','PROVISION DE INTERESES DE PRESTACIONES SOCIALES NOMINA MENSUAL <text:s/>MARZO 2014',12047.4306825587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 calcext:value-type="string">
            <text:p>6110800002502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502</text:p>
          </table:table-cell>
          <table:table-cell office:value-type="float" office:value="4683.3" calcext:value-type="float">
            <text:p>4683.30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MEN030001','2014-03-31','---','-------------------------','6110800002502000001','SCGCMP','SNOINTMEN030001','D','PROVISION DE INTERESES DE PRESTACIONES SOCIALES NOMINA MENSUAL  MARZO 2014',4683.3,21);" calcext:value-type="string">
            <text:p>INSERT INTO scg_dt_cmp VALUES('0001','SCGCMP','SNOINTMEN030001','2014-03-31','---','-------------------------','6110800002502000001','SCGCMP','SNOINTMEN030001','D','PROVISION DE INTERESES DE PRESTACIONES SOCIALES NOMINA MENSUAL <text:s/>MARZO 2014',4683.3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 calcext:value-type="string">
            <text:p>6110800002600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600</text:p>
          </table:table-cell>
          <table:table-cell office:value-type="float" office:value="3230.39" calcext:value-type="float">
            <text:p>3230.39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MEN030001','2014-03-31','---','-------------------------','6110800002600000001','SCGCMP','SNOINTMEN030001','D','PROVISION DE INTERESES DE PRESTACIONES SOCIALES NOMINA MENSUAL  MARZO 2014',3230.39,22);" calcext:value-type="string">
            <text:p>INSERT INTO scg_dt_cmp VALUES('0001','SCGCMP','SNOINTMEN030001','2014-03-31','---','-------------------------','6110800002600000001','SCGCMP','SNOINTMEN030001','D','PROVISION DE INTERESES DE PRESTACIONES SOCIALES NOMINA MENSUAL <text:s/>MARZO 2014',3230.39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7521.0332220551" calcext:value-type="float">
            <text:p>7521.03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MEN030001','2014-03-31','---','-------------------------','6110800004502000001','SCGCMP','SNOINTMEN030001','D','PROVISION DE INTERESES DE PRESTACIONES SOCIALES NOMINA MENSUAL  MARZO 2014',7521.0332220551,23);" calcext:value-type="string">
            <text:p>INSERT INTO scg_dt_cmp VALUES('0001','SCGCMP','SNOINTMEN030001','2014-03-31','---','-------------------------','6110800004502000001','SCGCMP','SNOINTMEN030001','D','PROVISION DE INTERESES DE PRESTACIONES SOCIALES NOMINA MENSUAL <text:s/>MARZO 2014',7521.0332220551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 calcext:value-type="string">
            <text:p>6110800003400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400</text:p>
          </table:table-cell>
          <table:table-cell office:value-type="float" office:value="14230.81" calcext:value-type="float">
            <text:p>14230.81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MEN030001','2014-03-31','---','-------------------------','6110800003400000001','SCGCMP','SNOINTMEN030001','D','PROVISION DE INTERESES DE PRESTACIONES SOCIALES NOMINA MENSUAL  MARZO 2014',14230.81,24);" calcext:value-type="string">
            <text:p>INSERT INTO scg_dt_cmp VALUES('0001','SCGCMP','SNOINTMEN030001','2014-03-31','---','-------------------------','6110800003400000001','SCGCMP','SNOINTMEN030001','D','PROVISION DE INTERESES DE PRESTACIONES SOCIALES NOMINA MENSUAL <text:s/>MARZO 2014',14230.81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 calcext:value-type="string">
            <text:p>6110800004200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200</text:p>
          </table:table-cell>
          <table:table-cell office:value-type="float" office:value="2508.6" calcext:value-type="float">
            <text:p>2508.60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MEN030001','2014-03-31','---','-------------------------','6110800004200000001','SCGCMP','SNOINTMEN030001','D','PROVISION DE INTERESES DE PRESTACIONES SOCIALES NOMINA MENSUAL  MARZO 2014',2508.6,25);" calcext:value-type="string">
            <text:p>INSERT INTO scg_dt_cmp VALUES('0001','SCGCMP','SNOINTMEN030001','2014-03-31','---','-------------------------','6110800004200000001','SCGCMP','SNOINTMEN030001','D','PROVISION DE INTERESES DE PRESTACIONES SOCIALES NOMINA MENSUAL <text:s/>MARZO 2014',2508.6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2503000001" calcext:value-type="string">
            <text:p>6110800002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503</text:p>
          </table:table-cell>
          <table:table-cell office:value-type="float" office:value="12226.22" calcext:value-type="float">
            <text:p>12226.22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MEN030001','2014-03-31','---','-------------------------','6110800002503000001','SCGCMP','SNOINTMEN030001','D','PROVISION DE INTERESES DE PRESTACIONES SOCIALES NOMINA MENSUAL  MARZO 2014',12226.22,26);" calcext:value-type="string">
            <text:p>INSERT INTO scg_dt_cmp VALUES('0001','SCGCMP','SNOINTMEN030001','2014-03-31','---','-------------------------','6110800002503000001','SCGCMP','SNOINTMEN030001','D','PROVISION DE INTERESES DE PRESTACIONES SOCIALES NOMINA MENSUAL <text:s/>MARZO 2014',12226.22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3955.91" calcext:value-type="float">
            <text:p>13955.91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MEN030001','2014-03-31','---','-------------------------','6110800004201000001','SCGCMP','SNOINTMEN030001','D','PROVISION DE INTERESES DE PRESTACIONES SOCIALES NOMINA MENSUAL  MARZO 2014',13955.91,27);" calcext:value-type="string">
            <text:p>INSERT INTO scg_dt_cmp VALUES('0001','SCGCMP','SNOINTMEN030001','2014-03-31','---','-------------------------','6110800004201000001','SCGCMP','SNOINTMEN030001','D','PROVISION DE INTERESES DE PRESTACIONES SOCIALES NOMINA MENSUAL <text:s/>MARZO 2014',13955.91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327.31" calcext:value-type="float">
            <text:p>4327.31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MEN030001','2014-03-31','---','-------------------------','6110800004602000001','SCGCMP','SNOINTMEN030001','D','PROVISION DE INTERESES DE PRESTACIONES SOCIALES NOMINA MENSUAL  MARZO 2014',4327.31,28);" calcext:value-type="string">
            <text:p>INSERT INTO scg_dt_cmp VALUES('0001','SCGCMP','SNOINTMEN030001','2014-03-31','---','-------------------------','6110800004602000001','SCGCMP','SNOINTMEN030001','D','PROVISION DE INTERESES DE PRESTACIONES SOCIALES NOMINA MENSUAL <text:s/>MARZO 2014',4327.31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 calcext:value-type="string">
            <text:p>6110800002806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806</text:p>
          </table:table-cell>
          <table:table-cell office:value-type="float" office:value="3816.81" calcext:value-type="float">
            <text:p>3816.81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MEN030001','2014-03-31','---','-------------------------','6110800002806000001','SCGCMP','SNOINTMEN030001','D','PROVISION DE INTERESES DE PRESTACIONES SOCIALES NOMINA MENSUAL  MARZO 2014',3816.81,29);" calcext:value-type="string">
            <text:p>INSERT INTO scg_dt_cmp VALUES('0001','SCGCMP','SNOINTMEN030001','2014-03-31','---','-------------------------','6110800002806000001','SCGCMP','SNOINTMEN030001','D','PROVISION DE INTERESES DE PRESTACIONES SOCIALES NOMINA MENSUAL <text:s/>MARZO 2014',3816.81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 calcext:value-type="string">
            <text:p>6110800003104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104</text:p>
          </table:table-cell>
          <table:table-cell office:value-type="float" office:value="31432.43" calcext:value-type="float">
            <text:p>31432.43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MEN030001','2014-03-31','---','-------------------------','6110800003104000001','SCGCMP','SNOINTMEN030001','D','PROVISION DE INTERESES DE PRESTACIONES SOCIALES NOMINA MENSUAL  MARZO 2014',31432.43,30);" calcext:value-type="string">
            <text:p>INSERT INTO scg_dt_cmp VALUES('0001','SCGCMP','SNOINTMEN030001','2014-03-31','---','-------------------------','6110800003104000001','SCGCMP','SNOINTMEN030001','D','PROVISION DE INTERESES DE PRESTACIONES SOCIALES NOMINA MENSUAL <text:s/>MARZO 2014',31432.43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 calcext:value-type="string">
            <text:p>6110800002005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005</text:p>
          </table:table-cell>
          <table:table-cell office:value-type="float" office:value="6967.5" calcext:value-type="float">
            <text:p>6967.50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MEN030001','2014-03-31','---','-------------------------','6110800002005000001','SCGCMP','SNOINTMEN030001','D','PROVISION DE INTERESES DE PRESTACIONES SOCIALES NOMINA MENSUAL  MARZO 2014',6967.5,31);" calcext:value-type="string">
            <text:p>INSERT INTO scg_dt_cmp VALUES('0001','SCGCMP','SNOINTMEN030001','2014-03-31','---','-------------------------','6110800002005000001','SCGCMP','SNOINTMEN030001','D','PROVISION DE INTERESES DE PRESTACIONES SOCIALES NOMINA MENSUAL <text:s/>MARZO 2014',6967.5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 calcext:value-type="string">
            <text:p>61108000030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001</text:p>
          </table:table-cell>
          <table:table-cell office:value-type="float" office:value="9846.47981187373" calcext:value-type="float">
            <text:p>9846.48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MEN030001','2014-03-31','---','-------------------------','6110800003001000001','SCGCMP','SNOINTMEN030001','D','PROVISION DE INTERESES DE PRESTACIONES SOCIALES NOMINA MENSUAL  MARZO 2014',9846.47981187373,32);" calcext:value-type="string">
            <text:p>INSERT INTO scg_dt_cmp VALUES('0001','SCGCMP','SNOINTMEN030001','2014-03-31','---','-------------------------','6110800003001000001','SCGCMP','SNOINTMEN030001','D','PROVISION DE INTERESES DE PRESTACIONES SOCIALES NOMINA MENSUAL <text:s/>MARZO 2014',9846.47981187373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 calcext:value-type="string">
            <text:p>6110800003103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103</text:p>
          </table:table-cell>
          <table:table-cell office:value-type="float" office:value="6217.65" calcext:value-type="float">
            <text:p>6217.65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MEN030001','2014-03-31','---','-------------------------','6110800003103000001','SCGCMP','SNOINTMEN030001','D','PROVISION DE INTERESES DE PRESTACIONES SOCIALES NOMINA MENSUAL  MARZO 2014',6217.65,33);" calcext:value-type="string">
            <text:p>INSERT INTO scg_dt_cmp VALUES('0001','SCGCMP','SNOINTMEN030001','2014-03-31','---','-------------------------','6110800003103000001','SCGCMP','SNOINTMEN030001','D','PROVISION DE INTERESES DE PRESTACIONES SOCIALES NOMINA MENSUAL <text:s/>MARZO 2014',6217.65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 calcext:value-type="string">
            <text:p>6110800002104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104</text:p>
          </table:table-cell>
          <table:table-cell office:value-type="float" office:value="728.64" calcext:value-type="float">
            <text:p>728.64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MEN030001','2014-03-31','---','-------------------------','6110800002104000001','SCGCMP','SNOINTMEN030001','D','PROVISION DE INTERESES DE PRESTACIONES SOCIALES NOMINA MENSUAL  MARZO 2014',728.64,34);" calcext:value-type="string">
            <text:p>INSERT INTO scg_dt_cmp VALUES('0001','SCGCMP','SNOINTMEN030001','2014-03-31','---','-------------------------','6110800002104000001','SCGCMP','SNOINTMEN030001','D','PROVISION DE INTERESES DE PRESTACIONES SOCIALES NOMINA MENSUAL <text:s/>MARZO 2014',728.64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8026.2646818516" calcext:value-type="float">
            <text:p>18026.26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MEN030001','2014-03-31','---','-------------------------','6110800004505000001','SCGCMP','SNOINTMEN030001','D','PROVISION DE INTERESES DE PRESTACIONES SOCIALES NOMINA MENSUAL  MARZO 2014',18026.2646818516,35);" calcext:value-type="string">
            <text:p>INSERT INTO scg_dt_cmp VALUES('0001','SCGCMP','SNOINTMEN030001','2014-03-31','---','-------------------------','6110800004505000001','SCGCMP','SNOINTMEN030001','D','PROVISION DE INTERESES DE PRESTACIONES SOCIALES NOMINA MENSUAL <text:s/>MARZO 2014',18026.2646818516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 calcext:value-type="string">
            <text:p>6110800003600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600</text:p>
          </table:table-cell>
          <table:table-cell office:value-type="float" office:value="2422.45" calcext:value-type="float">
            <text:p>2422.45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MEN030001','2014-03-31','---','-------------------------','6110800003600000001','SCGCMP','SNOINTMEN030001','D','PROVISION DE INTERESES DE PRESTACIONES SOCIALES NOMINA MENSUAL  MARZO 2014',2422.45,36);" calcext:value-type="string">
            <text:p>INSERT INTO scg_dt_cmp VALUES('0001','SCGCMP','SNOINTMEN030001','2014-03-31','---','-------------------------','6110800003600000001','SCGCMP','SNOINTMEN030001','D','PROVISION DE INTERESES DE PRESTACIONES SOCIALES NOMINA MENSUAL <text:s/>MARZO 2014',2422.45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6065.6" calcext:value-type="float">
            <text:p>6065.60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MEN030001','2014-03-31','---','-------------------------','6110800003902000001','SCGCMP','SNOINTMEN030001','D','PROVISION DE INTERESES DE PRESTACIONES SOCIALES NOMINA MENSUAL  MARZO 2014',6065.6,37);" calcext:value-type="string">
            <text:p>INSERT INTO scg_dt_cmp VALUES('0001','SCGCMP','SNOINTMEN030001','2014-03-31','---','-------------------------','6110800003902000001','SCGCMP','SNOINTMEN030001','D','PROVISION DE INTERESES DE PRESTACIONES SOCIALES NOMINA MENSUAL <text:s/>MARZO 2014',6065.6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8677.66" calcext:value-type="float">
            <text:p>18677.66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MEN030001','2014-03-31','---','-------------------------','6110800003701000001','SCGCMP','SNOINTMEN030001','D','PROVISION DE INTERESES DE PRESTACIONES SOCIALES NOMINA MENSUAL  MARZO 2014',18677.66,38);" calcext:value-type="string">
            <text:p>INSERT INTO scg_dt_cmp VALUES('0001','SCGCMP','SNOINTMEN030001','2014-03-31','---','-------------------------','6110800003701000001','SCGCMP','SNOINTMEN030001','D','PROVISION DE INTERESES DE PRESTACIONES SOCIALES NOMINA MENSUAL <text:s/>MARZO 2014',18677.66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 calcext:value-type="string">
            <text:p>6110800003200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200</text:p>
          </table:table-cell>
          <table:table-cell office:value-type="float" office:value="8100.28" calcext:value-type="float">
            <text:p>8100.28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MEN030001','2014-03-31','---','-------------------------','6110800003200000001','SCGCMP','SNOINTMEN030001','D','PROVISION DE INTERESES DE PRESTACIONES SOCIALES NOMINA MENSUAL  MARZO 2014',8100.28,39);" calcext:value-type="string">
            <text:p>INSERT INTO scg_dt_cmp VALUES('0001','SCGCMP','SNOINTMEN030001','2014-03-31','---','-------------------------','6110800003200000001','SCGCMP','SNOINTMEN030001','D','PROVISION DE INTERESES DE PRESTACIONES SOCIALES NOMINA MENSUAL <text:s/>MARZO 2014',8100.28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 calcext:value-type="string">
            <text:p>6110800001301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1301</text:p>
          </table:table-cell>
          <table:table-cell office:value-type="float" office:value="13802" calcext:value-type="float">
            <text:p>13802.00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MEN030001','2014-03-31','---','-------------------------','6110800001301000001','SCGCMP','SNOINTMEN030001','D','PROVISION DE INTERESES DE PRESTACIONES SOCIALES NOMINA MENSUAL  MARZO 2014',13802,40);" calcext:value-type="string">
            <text:p>INSERT INTO scg_dt_cmp VALUES('0001','SCGCMP','SNOINTMEN030001','2014-03-31','---','-------------------------','6110800001301000001','SCGCMP','SNOINTMEN030001','D','PROVISION DE INTERESES DE PRESTACIONES SOCIALES NOMINA MENSUAL <text:s/>MARZO 2014',13802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1795.33" calcext:value-type="float">
            <text:p>21795.33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MEN030001','2014-03-31','---','-------------------------','6110800004202000001','SCGCMP','SNOINTMEN030001','D','PROVISION DE INTERESES DE PRESTACIONES SOCIALES NOMINA MENSUAL  MARZO 2014',21795.33,41);" calcext:value-type="string">
            <text:p>INSERT INTO scg_dt_cmp VALUES('0001','SCGCMP','SNOINTMEN030001','2014-03-31','---','-------------------------','6110800004202000001','SCGCMP','SNOINTMEN030001','D','PROVISION DE INTERESES DE PRESTACIONES SOCIALES NOMINA MENSUAL <text:s/>MARZO 2014',21795.33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6803.64891169743" calcext:value-type="float">
            <text:p>6803.65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MEN030001','2014-03-31','---','-------------------------','6110800004506000001','SCGCMP','SNOINTMEN030001','D','PROVISION DE INTERESES DE PRESTACIONES SOCIALES NOMINA MENSUAL  MARZO 2014',6803.64891169743,42);" calcext:value-type="string">
            <text:p>INSERT INTO scg_dt_cmp VALUES('0001','SCGCMP','SNOINTMEN030001','2014-03-31','---','-------------------------','6110800004506000001','SCGCMP','SNOINTMEN030001','D','PROVISION DE INTERESES DE PRESTACIONES SOCIALES NOMINA MENSUAL <text:s/>MARZO 2014',6803.64891169743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 calcext:value-type="string">
            <text:p>6110800002103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103</text:p>
          </table:table-cell>
          <table:table-cell office:value-type="float" office:value="5873.85" calcext:value-type="float">
            <text:p>5873.85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MEN030001','2014-03-31','---','-------------------------','6110800002103000001','SCGCMP','SNOINTMEN030001','D','PROVISION DE INTERESES DE PRESTACIONES SOCIALES NOMINA MENSUAL  MARZO 2014',5873.85,43);" calcext:value-type="string">
            <text:p>INSERT INTO scg_dt_cmp VALUES('0001','SCGCMP','SNOINTMEN030001','2014-03-31','---','-------------------------','6110800002103000001','SCGCMP','SNOINTMEN030001','D','PROVISION DE INTERESES DE PRESTACIONES SOCIALES NOMINA MENSUAL <text:s/>MARZO 2014',5873.85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3117.17754004293" calcext:value-type="float">
            <text:p>3117.18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MEN030001','2014-03-31','---','-------------------------','6110800004001000001','SCGCMP','SNOINTMEN030001','D','PROVISION DE INTERESES DE PRESTACIONES SOCIALES NOMINA MENSUAL  MARZO 2014',3117.17754004293,44);" calcext:value-type="string">
            <text:p>INSERT INTO scg_dt_cmp VALUES('0001','SCGCMP','SNOINTMEN030001','2014-03-31','---','-------------------------','6110800004001000001','SCGCMP','SNOINTMEN030001','D','PROVISION DE INTERESES DE PRESTACIONES SOCIALES NOMINA MENSUAL <text:s/>MARZO 2014',3117.17754004293,4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4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49883.43" calcext:value-type="float">
            <text:p>49883.43</text:p>
          </table:table-cell>
          <table:table-cell office:value-type="float" office:value="45" calcext:value-type="float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INTMEN030001','2014-03-31','---','-------------------------','6110800003201000001','SCGCMP','SNOINTMEN030001','D','PROVISION DE INTERESES DE PRESTACIONES SOCIALES NOMINA MENSUAL  MARZO 2014',49883.43,45);" calcext:value-type="string">
            <text:p>INSERT INTO scg_dt_cmp VALUES('0001','SCGCMP','SNOINTMEN030001','2014-03-31','---','-------------------------','6110800003201000001','SCGCMP','SNOINTMEN030001','D','PROVISION DE INTERESES DE PRESTACIONES SOCIALES NOMINA MENSUAL <text:s/>MARZO 2014',49883.43,4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 calcext:value-type="string">
            <text:p>6110800001300000001</text:p>
          </table:table-cell>
          <table:table-cell office:value-type="string" calcext:value-type="string">
            <text:p>SCGCMP</text:p>
          </table:table-cell>
          <table:table-cell table:formula="of:=[.C4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1300</text:p>
          </table:table-cell>
          <table:table-cell office:value-type="float" office:value="359.48" calcext:value-type="float">
            <text:p>359.48</text:p>
          </table:table-cell>
          <table:table-cell office:value-type="float" office:value="46" calcext:value-type="float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INTMEN030001','2014-03-31','---','-------------------------','6110800001300000001','SCGCMP','SNOINTMEN030001','D','PROVISION DE INTERESES DE PRESTACIONES SOCIALES NOMINA MENSUAL  MARZO 2014',359.48,46);" calcext:value-type="string">
            <text:p>INSERT INTO scg_dt_cmp VALUES('0001','SCGCMP','SNOINTMEN030001','2014-03-31','---','-------------------------','6110800001300000001','SCGCMP','SNOINTMEN030001','D','PROVISION DE INTERESES DE PRESTACIONES SOCIALES NOMINA MENSUAL <text:s/>MARZO 2014',359.48,4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 calcext:value-type="string">
            <text:p>6110800002905000001</text:p>
          </table:table-cell>
          <table:table-cell office:value-type="string" calcext:value-type="string">
            <text:p>SCGCMP</text:p>
          </table:table-cell>
          <table:table-cell table:formula="of:=[.C5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905</text:p>
          </table:table-cell>
          <table:table-cell office:value-type="float" office:value="2903.26" calcext:value-type="float">
            <text:p>2903.26</text:p>
          </table:table-cell>
          <table:table-cell office:value-type="float" office:value="47" calcext:value-type="float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INTMEN030001','2014-03-31','---','-------------------------','6110800002905000001','SCGCMP','SNOINTMEN030001','D','PROVISION DE INTERESES DE PRESTACIONES SOCIALES NOMINA MENSUAL  MARZO 2014',2903.26,47);" calcext:value-type="string">
            <text:p>INSERT INTO scg_dt_cmp VALUES('0001','SCGCMP','SNOINTMEN030001','2014-03-31','---','-------------------------','6110800002905000001','SCGCMP','SNOINTMEN030001','D','PROVISION DE INTERESES DE PRESTACIONES SOCIALES NOMINA MENSUAL <text:s/>MARZO 2014',2903.26,4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 calcext:value-type="string">
            <text:p>6110800002200000001</text:p>
          </table:table-cell>
          <table:table-cell office:value-type="string" calcext:value-type="string">
            <text:p>SCGCMP</text:p>
          </table:table-cell>
          <table:table-cell table:formula="of:=[.C5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200</text:p>
          </table:table-cell>
          <table:table-cell office:value-type="float" office:value="4387.78" calcext:value-type="float">
            <text:p>4387.78</text:p>
          </table:table-cell>
          <table:table-cell office:value-type="float" office:value="48" calcext:value-type="float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INTMEN030001','2014-03-31','---','-------------------------','6110800002200000001','SCGCMP','SNOINTMEN030001','D','PROVISION DE INTERESES DE PRESTACIONES SOCIALES NOMINA MENSUAL  MARZO 2014',4387.78,48);" calcext:value-type="string">
            <text:p>INSERT INTO scg_dt_cmp VALUES('0001','SCGCMP','SNOINTMEN030001','2014-03-31','---','-------------------------','6110800002200000001','SCGCMP','SNOINTMEN030001','D','PROVISION DE INTERESES DE PRESTACIONES SOCIALES NOMINA MENSUAL <text:s/>MARZO 2014',4387.78,4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 calcext:value-type="string">
            <text:p>6110800004500000001</text:p>
          </table:table-cell>
          <table:table-cell office:value-type="string" calcext:value-type="string">
            <text:p>SCGCMP</text:p>
          </table:table-cell>
          <table:table-cell table:formula="of:=[.C5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0</text:p>
          </table:table-cell>
          <table:table-cell office:value-type="float" office:value="3884.52" calcext:value-type="float">
            <text:p>3884.52</text:p>
          </table:table-cell>
          <table:table-cell office:value-type="float" office:value="49" calcext:value-type="float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INTMEN030001','2014-03-31','---','-------------------------','6110800004500000001','SCGCMP','SNOINTMEN030001','D','PROVISION DE INTERESES DE PRESTACIONES SOCIALES NOMINA MENSUAL  MARZO 2014',3884.52,49);" calcext:value-type="string">
            <text:p>INSERT INTO scg_dt_cmp VALUES('0001','SCGCMP','SNOINTMEN030001','2014-03-31','---','-------------------------','6110800004500000001','SCGCMP','SNOINTMEN030001','D','PROVISION DE INTERESES DE PRESTACIONES SOCIALES NOMINA MENSUAL <text:s/>MARZO 2014',3884.52,4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 calcext:value-type="string">
            <text:p>6110800002106000001</text:p>
          </table:table-cell>
          <table:table-cell office:value-type="string" calcext:value-type="string">
            <text:p>SCGCMP</text:p>
          </table:table-cell>
          <table:table-cell table:formula="of:=[.C5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106</text:p>
          </table:table-cell>
          <table:table-cell office:value-type="float" office:value="827.76" calcext:value-type="float">
            <text:p>827.76</text:p>
          </table:table-cell>
          <table:table-cell office:value-type="float" office:value="50" calcext:value-type="float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INTMEN030001','2014-03-31','---','-------------------------','6110800002106000001','SCGCMP','SNOINTMEN030001','D','PROVISION DE INTERESES DE PRESTACIONES SOCIALES NOMINA MENSUAL  MARZO 2014',827.76,50);" calcext:value-type="string">
            <text:p>INSERT INTO scg_dt_cmp VALUES('0001','SCGCMP','SNOINTMEN030001','2014-03-31','---','-------------------------','6110800002106000001','SCGCMP','SNOINTMEN030001','D','PROVISION DE INTERESES DE PRESTACIONES SOCIALES NOMINA MENSUAL <text:s/>MARZO 2014',827.76,5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 calcext:value-type="string">
            <text:p>6110800004800000001</text:p>
          </table:table-cell>
          <table:table-cell office:value-type="string" calcext:value-type="string">
            <text:p>SCGCMP</text:p>
          </table:table-cell>
          <table:table-cell table:formula="of:=[.C5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800</text:p>
          </table:table-cell>
          <table:table-cell office:value-type="float" office:value="4664.69" calcext:value-type="float">
            <text:p>4664.69</text:p>
          </table:table-cell>
          <table:table-cell office:value-type="float" office:value="51" calcext:value-type="float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INTMEN030001','2014-03-31','---','-------------------------','6110800004800000001','SCGCMP','SNOINTMEN030001','D','PROVISION DE INTERESES DE PRESTACIONES SOCIALES NOMINA MENSUAL  MARZO 2014',4664.69,51);" calcext:value-type="string">
            <text:p>INSERT INTO scg_dt_cmp VALUES('0001','SCGCMP','SNOINTMEN030001','2014-03-31','---','-------------------------','6110800004800000001','SCGCMP','SNOINTMEN030001','D','PROVISION DE INTERESES DE PRESTACIONES SOCIALES NOMINA MENSUAL <text:s/>MARZO 2014',4664.69,5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5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8039.1" calcext:value-type="float">
            <text:p>8039.10</text:p>
          </table:table-cell>
          <table:table-cell office:value-type="float" office:value="52" calcext:value-type="float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INTMEN030001','2014-03-31','---','-------------------------','6110800003601000001','SCGCMP','SNOINTMEN030001','D','PROVISION DE INTERESES DE PRESTACIONES SOCIALES NOMINA MENSUAL  MARZO 2014',8039.1,52);" calcext:value-type="string">
            <text:p>INSERT INTO scg_dt_cmp VALUES('0001','SCGCMP','SNOINTMEN030001','2014-03-31','---','-------------------------','6110800003601000001','SCGCMP','SNOINTMEN030001','D','PROVISION DE INTERESES DE PRESTACIONES SOCIALES NOMINA MENSUAL <text:s/>MARZO 2014',8039.1,5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 calcext:value-type="string">
            <text:p>6110800003305000001</text:p>
          </table:table-cell>
          <table:table-cell office:value-type="string" calcext:value-type="string">
            <text:p>SCGCMP</text:p>
          </table:table-cell>
          <table:table-cell table:formula="of:=[.C5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305</text:p>
          </table:table-cell>
          <table:table-cell office:value-type="float" office:value="10378.18" calcext:value-type="float">
            <text:p>10378.18</text:p>
          </table:table-cell>
          <table:table-cell office:value-type="float" office:value="53" calcext:value-type="float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INTMEN030001','2014-03-31','---','-------------------------','6110800003305000001','SCGCMP','SNOINTMEN030001','D','PROVISION DE INTERESES DE PRESTACIONES SOCIALES NOMINA MENSUAL  MARZO 2014',10378.18,53);" calcext:value-type="string">
            <text:p>INSERT INTO scg_dt_cmp VALUES('0001','SCGCMP','SNOINTMEN030001','2014-03-31','---','-------------------------','6110800003305000001','SCGCMP','SNOINTMEN030001','D','PROVISION DE INTERESES DE PRESTACIONES SOCIALES NOMINA MENSUAL <text:s/>MARZO 2014',10378.18,5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 calcext:value-type="string">
            <text:p>6110800002304000001</text:p>
          </table:table-cell>
          <table:table-cell office:value-type="string" calcext:value-type="string">
            <text:p>SCGCMP</text:p>
          </table:table-cell>
          <table:table-cell table:formula="of:=[.C5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304</text:p>
          </table:table-cell>
          <table:table-cell office:value-type="float" office:value="5098.04" calcext:value-type="float">
            <text:p>5098.04</text:p>
          </table:table-cell>
          <table:table-cell office:value-type="float" office:value="54" calcext:value-type="float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INTMEN030001','2014-03-31','---','-------------------------','6110800002304000001','SCGCMP','SNOINTMEN030001','D','PROVISION DE INTERESES DE PRESTACIONES SOCIALES NOMINA MENSUAL  MARZO 2014',5098.04,54);" calcext:value-type="string">
            <text:p>INSERT INTO scg_dt_cmp VALUES('0001','SCGCMP','SNOINTMEN030001','2014-03-31','---','-------------------------','6110800002304000001','SCGCMP','SNOINTMEN030001','D','PROVISION DE INTERESES DE PRESTACIONES SOCIALES NOMINA MENSUAL <text:s/>MARZO 2014',5098.04,5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 calcext:value-type="string">
            <text:p>6110800002602000001</text:p>
          </table:table-cell>
          <table:table-cell office:value-type="string" calcext:value-type="string">
            <text:p>SCGCMP</text:p>
          </table:table-cell>
          <table:table-cell table:formula="of:=[.C5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602</text:p>
          </table:table-cell>
          <table:table-cell office:value-type="float" office:value="3545.07" calcext:value-type="float">
            <text:p>3545.07</text:p>
          </table:table-cell>
          <table:table-cell office:value-type="float" office:value="55" calcext:value-type="float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INTMEN030001','2014-03-31','---','-------------------------','6110800002602000001','SCGCMP','SNOINTMEN030001','D','PROVISION DE INTERESES DE PRESTACIONES SOCIALES NOMINA MENSUAL  MARZO 2014',3545.07,55);" calcext:value-type="string">
            <text:p>INSERT INTO scg_dt_cmp VALUES('0001','SCGCMP','SNOINTMEN030001','2014-03-31','---','-------------------------','6110800002602000001','SCGCMP','SNOINTMEN030001','D','PROVISION DE INTERESES DE PRESTACIONES SOCIALES NOMINA MENSUAL <text:s/>MARZO 2014',3545.07,5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5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6514.0481347585" calcext:value-type="float">
            <text:p>16514.05</text:p>
          </table:table-cell>
          <table:table-cell office:value-type="float" office:value="56" calcext:value-type="float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INTMEN030001','2014-03-31','---','-------------------------','6110800002901000001','SCGCMP','SNOINTMEN030001','D','PROVISION DE INTERESES DE PRESTACIONES SOCIALES NOMINA MENSUAL  MARZO 2014',16514.0481347585,56);" calcext:value-type="string">
            <text:p>INSERT INTO scg_dt_cmp VALUES('0001','SCGCMP','SNOINTMEN030001','2014-03-31','---','-------------------------','6110800002901000001','SCGCMP','SNOINTMEN030001','D','PROVISION DE INTERESES DE PRESTACIONES SOCIALES NOMINA MENSUAL <text:s/>MARZO 2014',16514.0481347585,5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6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11235.96" calcext:value-type="float">
            <text:p>11235.96</text:p>
          </table:table-cell>
          <table:table-cell office:value-type="float" office:value="57" calcext:value-type="float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INTMEN030001','2014-03-31','---','-------------------------','6110800003802000001','SCGCMP','SNOINTMEN030001','D','PROVISION DE INTERESES DE PRESTACIONES SOCIALES NOMINA MENSUAL  MARZO 2014',11235.96,57);" calcext:value-type="string">
            <text:p>INSERT INTO scg_dt_cmp VALUES('0001','SCGCMP','SNOINTMEN030001','2014-03-31','---','-------------------------','6110800003802000001','SCGCMP','SNOINTMEN030001','D','PROVISION DE INTERESES DE PRESTACIONES SOCIALES NOMINA MENSUAL <text:s/>MARZO 2014',11235.96,5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 calcext:value-type="string">
            <text:p>6110800002300000001</text:p>
          </table:table-cell>
          <table:table-cell office:value-type="string" calcext:value-type="string">
            <text:p>SCGCMP</text:p>
          </table:table-cell>
          <table:table-cell table:formula="of:=[.C6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300</text:p>
          </table:table-cell>
          <table:table-cell office:value-type="float" office:value="3126.13" calcext:value-type="float">
            <text:p>3126.13</text:p>
          </table:table-cell>
          <table:table-cell office:value-type="float" office:value="58" calcext:value-type="float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INTMEN030001','2014-03-31','---','-------------------------','6110800002300000001','SCGCMP','SNOINTMEN030001','D','PROVISION DE INTERESES DE PRESTACIONES SOCIALES NOMINA MENSUAL  MARZO 2014',3126.13,58);" calcext:value-type="string">
            <text:p>INSERT INTO scg_dt_cmp VALUES('0001','SCGCMP','SNOINTMEN030001','2014-03-31','---','-------------------------','6110800002300000001','SCGCMP','SNOINTMEN030001','D','PROVISION DE INTERESES DE PRESTACIONES SOCIALES NOMINA MENSUAL <text:s/>MARZO 2014',3126.13,5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 calcext:value-type="string">
            <text:p>6110800002800000001</text:p>
          </table:table-cell>
          <table:table-cell office:value-type="string" calcext:value-type="string">
            <text:p>SCGCMP</text:p>
          </table:table-cell>
          <table:table-cell table:formula="of:=[.C6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800</text:p>
          </table:table-cell>
          <table:table-cell office:value-type="float" office:value="3485.34" calcext:value-type="float">
            <text:p>3485.34</text:p>
          </table:table-cell>
          <table:table-cell office:value-type="float" office:value="59" calcext:value-type="float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INTMEN030001','2014-03-31','---','-------------------------','6110800002800000001','SCGCMP','SNOINTMEN030001','D','PROVISION DE INTERESES DE PRESTACIONES SOCIALES NOMINA MENSUAL  MARZO 2014',3485.34,59);" calcext:value-type="string">
            <text:p>INSERT INTO scg_dt_cmp VALUES('0001','SCGCMP','SNOINTMEN030001','2014-03-31','---','-------------------------','6110800002800000001','SCGCMP','SNOINTMEN030001','D','PROVISION DE INTERESES DE PRESTACIONES SOCIALES NOMINA MENSUAL <text:s/>MARZO 2014',3485.34,5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 calcext:value-type="string">
            <text:p>6110800003101000001</text:p>
          </table:table-cell>
          <table:table-cell office:value-type="string" calcext:value-type="string">
            <text:p>SCGCMP</text:p>
          </table:table-cell>
          <table:table-cell table:formula="of:=[.C6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101</text:p>
          </table:table-cell>
          <table:table-cell office:value-type="float" office:value="2735.68" calcext:value-type="float">
            <text:p>2735.68</text:p>
          </table:table-cell>
          <table:table-cell office:value-type="float" office:value="60" calcext:value-type="float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INTMEN030001','2014-03-31','---','-------------------------','6110800003101000001','SCGCMP','SNOINTMEN030001','D','PROVISION DE INTERESES DE PRESTACIONES SOCIALES NOMINA MENSUAL  MARZO 2014',2735.68,60);" calcext:value-type="string">
            <text:p>INSERT INTO scg_dt_cmp VALUES('0001','SCGCMP','SNOINTMEN030001','2014-03-31','---','-------------------------','6110800003101000001','SCGCMP','SNOINTMEN030001','D','PROVISION DE INTERESES DE PRESTACIONES SOCIALES NOMINA MENSUAL <text:s/>MARZO 2014',2735.68,6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6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32177.86" calcext:value-type="float">
            <text:p>32177.86</text:p>
          </table:table-cell>
          <table:table-cell office:value-type="float" office:value="61" calcext:value-type="float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INTMEN030001','2014-03-31','---','-------------------------','6110800004203000001','SCGCMP','SNOINTMEN030001','D','PROVISION DE INTERESES DE PRESTACIONES SOCIALES NOMINA MENSUAL  MARZO 2014',32177.86,61);" calcext:value-type="string">
            <text:p>INSERT INTO scg_dt_cmp VALUES('0001','SCGCMP','SNOINTMEN030001','2014-03-31','---','-------------------------','6110800004203000001','SCGCMP','SNOINTMEN030001','D','PROVISION DE INTERESES DE PRESTACIONES SOCIALES NOMINA MENSUAL <text:s/>MARZO 2014',32177.86,6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 calcext:value-type="string">
            <text:p>6110800003301000001</text:p>
          </table:table-cell>
          <table:table-cell office:value-type="string" calcext:value-type="string">
            <text:p>SCGCMP</text:p>
          </table:table-cell>
          <table:table-cell table:formula="of:=[.C6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301</text:p>
          </table:table-cell>
          <table:table-cell office:value-type="float" office:value="4719.88518259391" calcext:value-type="float">
            <text:p>4719.89</text:p>
          </table:table-cell>
          <table:table-cell office:value-type="float" office:value="62" calcext:value-type="float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INTMEN030001','2014-03-31','---','-------------------------','6110800003301000001','SCGCMP','SNOINTMEN030001','D','PROVISION DE INTERESES DE PRESTACIONES SOCIALES NOMINA MENSUAL  MARZO 2014',4719.88518259391,62);" calcext:value-type="string">
            <text:p>INSERT INTO scg_dt_cmp VALUES('0001','SCGCMP','SNOINTMEN030001','2014-03-31','---','-------------------------','6110800003301000001','SCGCMP','SNOINTMEN030001','D','PROVISION DE INTERESES DE PRESTACIONES SOCIALES NOMINA MENSUAL <text:s/>MARZO 2014',4719.88518259391,6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6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5150.71" calcext:value-type="float">
            <text:p>5150.71</text:p>
          </table:table-cell>
          <table:table-cell office:value-type="float" office:value="63" calcext:value-type="float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INTMEN030001','2014-03-31','---','-------------------------','6110800004102000001','SCGCMP','SNOINTMEN030001','D','PROVISION DE INTERESES DE PRESTACIONES SOCIALES NOMINA MENSUAL  MARZO 2014',5150.71,63);" calcext:value-type="string">
            <text:p>INSERT INTO scg_dt_cmp VALUES('0001','SCGCMP','SNOINTMEN030001','2014-03-31','---','-------------------------','6110800004102000001','SCGCMP','SNOINTMEN030001','D','PROVISION DE INTERESES DE PRESTACIONES SOCIALES NOMINA MENSUAL <text:s/>MARZO 2014',5150.71,6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 calcext:value-type="string">
            <text:p>6110800003100000001</text:p>
          </table:table-cell>
          <table:table-cell office:value-type="string" calcext:value-type="string">
            <text:p>SCGCMP</text:p>
          </table:table-cell>
          <table:table-cell table:formula="of:=[.C6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100</text:p>
          </table:table-cell>
          <table:table-cell office:value-type="float" office:value="3611.35" calcext:value-type="float">
            <text:p>3611.35</text:p>
          </table:table-cell>
          <table:table-cell office:value-type="float" office:value="64" calcext:value-type="float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INTMEN030001','2014-03-31','---','-------------------------','6110800003100000001','SCGCMP','SNOINTMEN030001','D','PROVISION DE INTERESES DE PRESTACIONES SOCIALES NOMINA MENSUAL  MARZO 2014',3611.35,64);" calcext:value-type="string">
            <text:p>INSERT INTO scg_dt_cmp VALUES('0001','SCGCMP','SNOINTMEN030001','2014-03-31','---','-------------------------','6110800003100000001','SCGCMP','SNOINTMEN030001','D','PROVISION DE INTERESES DE PRESTACIONES SOCIALES NOMINA MENSUAL <text:s/>MARZO 2014',3611.35,6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 calcext:value-type="string">
            <text:p>6110800002402000001</text:p>
          </table:table-cell>
          <table:table-cell office:value-type="string" calcext:value-type="string">
            <text:p>SCGCMP</text:p>
          </table:table-cell>
          <table:table-cell table:formula="of:=[.C6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402</text:p>
          </table:table-cell>
          <table:table-cell office:value-type="float" office:value="17601.7" calcext:value-type="float">
            <text:p>17601.70</text:p>
          </table:table-cell>
          <table:table-cell office:value-type="float" office:value="65" calcext:value-type="float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INTMEN030001','2014-03-31','---','-------------------------','6110800002402000001','SCGCMP','SNOINTMEN030001','D','PROVISION DE INTERESES DE PRESTACIONES SOCIALES NOMINA MENSUAL  MARZO 2014',17601.7,65);" calcext:value-type="string">
            <text:p>INSERT INTO scg_dt_cmp VALUES('0001','SCGCMP','SNOINTMEN030001','2014-03-31','---','-------------------------','6110800002402000001','SCGCMP','SNOINTMEN030001','D','PROVISION DE INTERESES DE PRESTACIONES SOCIALES NOMINA MENSUAL <text:s/>MARZO 2014',17601.7,6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6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4404.5" calcext:value-type="float">
            <text:p>4404.50</text:p>
          </table:table-cell>
          <table:table-cell office:value-type="float" office:value="66" calcext:value-type="float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INTMEN030001','2014-03-31','---','-------------------------','6110800003602000001','SCGCMP','SNOINTMEN030001','D','PROVISION DE INTERESES DE PRESTACIONES SOCIALES NOMINA MENSUAL  MARZO 2014',4404.5,66);" calcext:value-type="string">
            <text:p>INSERT INTO scg_dt_cmp VALUES('0001','SCGCMP','SNOINTMEN030001','2014-03-31','---','-------------------------','6110800003602000001','SCGCMP','SNOINTMEN030001','D','PROVISION DE INTERESES DE PRESTACIONES SOCIALES NOMINA MENSUAL <text:s/>MARZO 2014',4404.5,6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 calcext:value-type="string">
            <text:p>6110800003903000001</text:p>
          </table:table-cell>
          <table:table-cell office:value-type="string" calcext:value-type="string">
            <text:p>SCGCMP</text:p>
          </table:table-cell>
          <table:table-cell table:formula="of:=[.C7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903</text:p>
          </table:table-cell>
          <table:table-cell office:value-type="float" office:value="2612.48" calcext:value-type="float">
            <text:p>2612.48</text:p>
          </table:table-cell>
          <table:table-cell office:value-type="float" office:value="67" calcext:value-type="float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INTMEN030001','2014-03-31','---','-------------------------','6110800003903000001','SCGCMP','SNOINTMEN030001','D','PROVISION DE INTERESES DE PRESTACIONES SOCIALES NOMINA MENSUAL  MARZO 2014',2612.48,67);" calcext:value-type="string">
            <text:p>INSERT INTO scg_dt_cmp VALUES('0001','SCGCMP','SNOINTMEN030001','2014-03-31','---','-------------------------','6110800003903000001','SCGCMP','SNOINTMEN030001','D','PROVISION DE INTERESES DE PRESTACIONES SOCIALES NOMINA MENSUAL <text:s/>MARZO 2014',2612.48,6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7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4579.44102107319" calcext:value-type="float">
            <text:p>4579.44</text:p>
          </table:table-cell>
          <table:table-cell office:value-type="float" office:value="68" calcext:value-type="float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INTMEN030001','2014-03-31','---','-------------------------','6110800004504000001','SCGCMP','SNOINTMEN030001','D','PROVISION DE INTERESES DE PRESTACIONES SOCIALES NOMINA MENSUAL  MARZO 2014',4579.44102107319,68);" calcext:value-type="string">
            <text:p>INSERT INTO scg_dt_cmp VALUES('0001','SCGCMP','SNOINTMEN030001','2014-03-31','---','-------------------------','6110800004504000001','SCGCMP','SNOINTMEN030001','D','PROVISION DE INTERESES DE PRESTACIONES SOCIALES NOMINA MENSUAL <text:s/>MARZO 2014',4579.44102107319,6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7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54664.2959520871" calcext:value-type="float">
            <text:p>54664.30</text:p>
          </table:table-cell>
          <table:table-cell office:value-type="float" office:value="69" calcext:value-type="float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INTMEN030001','2014-03-31','---','-------------------------','6110800002002000001','SCGCMP','SNOINTMEN030001','D','PROVISION DE INTERESES DE PRESTACIONES SOCIALES NOMINA MENSUAL  MARZO 2014',54664.2959520871,69);" calcext:value-type="string">
            <text:p>INSERT INTO scg_dt_cmp VALUES('0001','SCGCMP','SNOINTMEN030001','2014-03-31','---','-------------------------','6110800002002000001','SCGCMP','SNOINTMEN030001','D','PROVISION DE INTERESES DE PRESTACIONES SOCIALES NOMINA MENSUAL <text:s/>MARZO 2014',54664.2959520871,6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 calcext:value-type="string">
            <text:p>6110800002500000001</text:p>
          </table:table-cell>
          <table:table-cell office:value-type="string" calcext:value-type="string">
            <text:p>SCGCMP</text:p>
          </table:table-cell>
          <table:table-cell table:formula="of:=[.C7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500</text:p>
          </table:table-cell>
          <table:table-cell office:value-type="float" office:value="7340.47" calcext:value-type="float">
            <text:p>7340.47</text:p>
          </table:table-cell>
          <table:table-cell office:value-type="float" office:value="70" calcext:value-type="float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INTMEN030001','2014-03-31','---','-------------------------','6110800002500000001','SCGCMP','SNOINTMEN030001','D','PROVISION DE INTERESES DE PRESTACIONES SOCIALES NOMINA MENSUAL  MARZO 2014',7340.47,70);" calcext:value-type="string">
            <text:p>INSERT INTO scg_dt_cmp VALUES('0001','SCGCMP','SNOINTMEN030001','2014-03-31','---','-------------------------','6110800002500000001','SCGCMP','SNOINTMEN030001','D','PROVISION DE INTERESES DE PRESTACIONES SOCIALES NOMINA MENSUAL <text:s/>MARZO 2014',7340.47,7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 calcext:value-type="string">
            <text:p>6110800002105000001</text:p>
          </table:table-cell>
          <table:table-cell office:value-type="string" calcext:value-type="string">
            <text:p>SCGCMP</text:p>
          </table:table-cell>
          <table:table-cell table:formula="of:=[.C7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105</text:p>
          </table:table-cell>
          <table:table-cell office:value-type="float" office:value="1960.69" calcext:value-type="float">
            <text:p>1960.69</text:p>
          </table:table-cell>
          <table:table-cell office:value-type="float" office:value="71" calcext:value-type="float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INTMEN030001','2014-03-31','---','-------------------------','6110800002105000001','SCGCMP','SNOINTMEN030001','D','PROVISION DE INTERESES DE PRESTACIONES SOCIALES NOMINA MENSUAL  MARZO 2014',1960.69,71);" calcext:value-type="string">
            <text:p>INSERT INTO scg_dt_cmp VALUES('0001','SCGCMP','SNOINTMEN030001','2014-03-31','---','-------------------------','6110800002105000001','SCGCMP','SNOINTMEN030001','D','PROVISION DE INTERESES DE PRESTACIONES SOCIALES NOMINA MENSUAL <text:s/>MARZO 2014',1960.69,7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7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603.13" calcext:value-type="float">
            <text:p>2603.13</text:p>
          </table:table-cell>
          <table:table-cell office:value-type="float" office:value="72" calcext:value-type="float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INTMEN030001','2014-03-31','---','-------------------------','6110800004103000001','SCGCMP','SNOINTMEN030001','D','PROVISION DE INTERESES DE PRESTACIONES SOCIALES NOMINA MENSUAL  MARZO 2014',2603.13,72);" calcext:value-type="string">
            <text:p>INSERT INTO scg_dt_cmp VALUES('0001','SCGCMP','SNOINTMEN030001','2014-03-31','---','-------------------------','6110800004103000001','SCGCMP','SNOINTMEN030001','D','PROVISION DE INTERESES DE PRESTACIONES SOCIALES NOMINA MENSUAL <text:s/>MARZO 2014',2603.13,7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6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7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5713.69" calcext:value-type="float">
            <text:p>5713.69</text:p>
          </table:table-cell>
          <table:table-cell office:value-type="float" office:value="73" calcext:value-type="float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INTMEN030001','2014-03-31','---','-------------------------','6110800004002000001','SCGCMP','SNOINTMEN030001','D','PROVISION DE INTERESES DE PRESTACIONES SOCIALES NOMINA MENSUAL  MARZO 2014',5713.69,73);" calcext:value-type="string">
            <text:p>INSERT INTO scg_dt_cmp VALUES('0001','SCGCMP','SNOINTMEN030001','2014-03-31','---','-------------------------','6110800004002000001','SCGCMP','SNOINTMEN030001','D','PROVISION DE INTERESES DE PRESTACIONES SOCIALES NOMINA MENSUAL <text:s/>MARZO 2014',5713.69,7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7];&quot;000001&quot;)" office:value-type="string" office:string-value="6110800002805000001" calcext:value-type="string">
            <text:p>6110800002805000001</text:p>
          </table:table-cell>
          <table:table-cell office:value-type="string" calcext:value-type="string">
            <text:p>SCGCMP</text:p>
          </table:table-cell>
          <table:table-cell table:formula="of:=[.C7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805</text:p>
          </table:table-cell>
          <table:table-cell office:value-type="float" office:value="4723.37" calcext:value-type="float">
            <text:p>4723.37</text:p>
          </table:table-cell>
          <table:table-cell office:value-type="float" office:value="74" calcext:value-type="float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INTMEN030001','2014-03-31','---','-------------------------','6110800002805000001','SCGCMP','SNOINTMEN030001','D','PROVISION DE INTERESES DE PRESTACIONES SOCIALES NOMINA MENSUAL  MARZO 2014',4723.37,74);" calcext:value-type="string">
            <text:p>INSERT INTO scg_dt_cmp VALUES('0001','SCGCMP','SNOINTMEN030001','2014-03-31','---','-------------------------','6110800002805000001','SCGCMP','SNOINTMEN030001','D','PROVISION DE INTERESES DE PRESTACIONES SOCIALES NOMINA MENSUAL <text:s/>MARZO 2014',4723.37,7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7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6180.91" calcext:value-type="float">
            <text:p>16180.91</text:p>
          </table:table-cell>
          <table:table-cell office:value-type="float" office:value="75" calcext:value-type="float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INTMEN030001','2014-03-31','---','-------------------------','6110800004601000001','SCGCMP','SNOINTMEN030001','D','PROVISION DE INTERESES DE PRESTACIONES SOCIALES NOMINA MENSUAL  MARZO 2014',16180.91,75);" calcext:value-type="string">
            <text:p>INSERT INTO scg_dt_cmp VALUES('0001','SCGCMP','SNOINTMEN030001','2014-03-31','---','-------------------------','6110800004601000001','SCGCMP','SNOINTMEN030001','D','PROVISION DE INTERESES DE PRESTACIONES SOCIALES NOMINA MENSUAL <text:s/>MARZO 2014',16180.91,7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7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2295.2293517507" calcext:value-type="float">
            <text:p>12295.23</text:p>
          </table:table-cell>
          <table:table-cell office:value-type="float" office:value="76" calcext:value-type="float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INTMEN030001','2014-03-31','---','-------------------------','6110800002400000001','SCGCMP','SNOINTMEN030001','D','PROVISION DE INTERESES DE PRESTACIONES SOCIALES NOMINA MENSUAL  MARZO 2014',12295.2293517507,76);" calcext:value-type="string">
            <text:p>INSERT INTO scg_dt_cmp VALUES('0001','SCGCMP','SNOINTMEN030001','2014-03-31','---','-------------------------','6110800002400000001','SCGCMP','SNOINTMEN030001','D','PROVISION DE INTERESES DE PRESTACIONES SOCIALES NOMINA MENSUAL <text:s/>MARZO 2014',12295.2293517507,7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 calcext:value-type="string">
            <text:p>6110800003300000001</text:p>
          </table:table-cell>
          <table:table-cell office:value-type="string" calcext:value-type="string">
            <text:p>SCGCMP</text:p>
          </table:table-cell>
          <table:table-cell table:formula="of:=[.C8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300</text:p>
          </table:table-cell>
          <table:table-cell office:value-type="float" office:value="6275.18" calcext:value-type="float">
            <text:p>6275.18</text:p>
          </table:table-cell>
          <table:table-cell office:value-type="float" office:value="77" calcext:value-type="float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INTMEN030001','2014-03-31','---','-------------------------','6110800003300000001','SCGCMP','SNOINTMEN030001','D','PROVISION DE INTERESES DE PRESTACIONES SOCIALES NOMINA MENSUAL  MARZO 2014',6275.18,77);" calcext:value-type="string">
            <text:p>INSERT INTO scg_dt_cmp VALUES('0001','SCGCMP','SNOINTMEN030001','2014-03-31','---','-------------------------','6110800003300000001','SCGCMP','SNOINTMEN030001','D','PROVISION DE INTERESES DE PRESTACIONES SOCIALES NOMINA MENSUAL <text:s/>MARZO 2014',6275.18,7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 calcext:value-type="string">
            <text:p>6110800002405000001</text:p>
          </table:table-cell>
          <table:table-cell office:value-type="string" calcext:value-type="string">
            <text:p>SCGCMP</text:p>
          </table:table-cell>
          <table:table-cell table:formula="of:=[.C8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405</text:p>
          </table:table-cell>
          <table:table-cell office:value-type="float" office:value="2615.86" calcext:value-type="float">
            <text:p>2615.86</text:p>
          </table:table-cell>
          <table:table-cell office:value-type="float" office:value="78" calcext:value-type="float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INTMEN030001','2014-03-31','---','-------------------------','6110800002405000001','SCGCMP','SNOINTMEN030001','D','PROVISION DE INTERESES DE PRESTACIONES SOCIALES NOMINA MENSUAL  MARZO 2014',2615.86,78);" calcext:value-type="string">
            <text:p>INSERT INTO scg_dt_cmp VALUES('0001','SCGCMP','SNOINTMEN030001','2014-03-31','---','-------------------------','6110800002405000001','SCGCMP','SNOINTMEN030001','D','PROVISION DE INTERESES DE PRESTACIONES SOCIALES NOMINA MENSUAL <text:s/>MARZO 2014',2615.86,7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8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4050.1" calcext:value-type="float">
            <text:p>4050.10</text:p>
          </table:table-cell>
          <table:table-cell office:value-type="float" office:value="79" calcext:value-type="float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INTMEN030001','2014-03-31','---','-------------------------','6110800002904000001','SCGCMP','SNOINTMEN030001','D','PROVISION DE INTERESES DE PRESTACIONES SOCIALES NOMINA MENSUAL  MARZO 2014',4050.1,79);" calcext:value-type="string">
            <text:p>INSERT INTO scg_dt_cmp VALUES('0001','SCGCMP','SNOINTMEN030001','2014-03-31','---','-------------------------','6110800002904000001','SCGCMP','SNOINTMEN030001','D','PROVISION DE INTERESES DE PRESTACIONES SOCIALES NOMINA MENSUAL <text:s/>MARZO 2014',4050.1,7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 calcext:value-type="string">
            <text:p>6110800002801000001</text:p>
          </table:table-cell>
          <table:table-cell office:value-type="string" calcext:value-type="string">
            <text:p>SCGCMP</text:p>
          </table:table-cell>
          <table:table-cell table:formula="of:=[.C8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801</text:p>
          </table:table-cell>
          <table:table-cell office:value-type="float" office:value="5484.88" calcext:value-type="float">
            <text:p>5484.88</text:p>
          </table:table-cell>
          <table:table-cell office:value-type="float" office:value="80" calcext:value-type="float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INTMEN030001','2014-03-31','---','-------------------------','6110800002801000001','SCGCMP','SNOINTMEN030001','D','PROVISION DE INTERESES DE PRESTACIONES SOCIALES NOMINA MENSUAL  MARZO 2014',5484.88,80);" calcext:value-type="string">
            <text:p>INSERT INTO scg_dt_cmp VALUES('0001','SCGCMP','SNOINTMEN030001','2014-03-31','---','-------------------------','6110800002801000001','SCGCMP','SNOINTMEN030001','D','PROVISION DE INTERESES DE PRESTACIONES SOCIALES NOMINA MENSUAL <text:s/>MARZO 2014',5484.88,8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 calcext:value-type="string">
            <text:p>6110800004603000001</text:p>
          </table:table-cell>
          <table:table-cell office:value-type="string" calcext:value-type="string">
            <text:p>SCGCMP</text:p>
          </table:table-cell>
          <table:table-cell table:formula="of:=[.C8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603</text:p>
          </table:table-cell>
          <table:table-cell office:value-type="float" office:value="7000.31" calcext:value-type="float">
            <text:p>7000.31</text:p>
          </table:table-cell>
          <table:table-cell office:value-type="float" office:value="81" calcext:value-type="float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INTMEN030001','2014-03-31','---','-------------------------','6110800004603000001','SCGCMP','SNOINTMEN030001','D','PROVISION DE INTERESES DE PRESTACIONES SOCIALES NOMINA MENSUAL  MARZO 2014',7000.31,81);" calcext:value-type="string">
            <text:p>INSERT INTO scg_dt_cmp VALUES('0001','SCGCMP','SNOINTMEN030001','2014-03-31','---','-------------------------','6110800004603000001','SCGCMP','SNOINTMEN030001','D','PROVISION DE INTERESES DE PRESTACIONES SOCIALES NOMINA MENSUAL <text:s/>MARZO 2014',7000.31,8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 calcext:value-type="string">
            <text:p>6110800004400000001</text:p>
          </table:table-cell>
          <table:table-cell office:value-type="string" calcext:value-type="string">
            <text:p>SCGCMP</text:p>
          </table:table-cell>
          <table:table-cell table:formula="of:=[.C8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400</text:p>
          </table:table-cell>
          <table:table-cell office:value-type="float" office:value="8758.93" calcext:value-type="float">
            <text:p>8758.93</text:p>
          </table:table-cell>
          <table:table-cell office:value-type="float" office:value="82" calcext:value-type="float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INTMEN030001','2014-03-31','---','-------------------------','6110800004400000001','SCGCMP','SNOINTMEN030001','D','PROVISION DE INTERESES DE PRESTACIONES SOCIALES NOMINA MENSUAL  MARZO 2014',8758.93,82);" calcext:value-type="string">
            <text:p>INSERT INTO scg_dt_cmp VALUES('0001','SCGCMP','SNOINTMEN030001','2014-03-31','---','-------------------------','6110800004400000001','SCGCMP','SNOINTMEN030001','D','PROVISION DE INTERESES DE PRESTACIONES SOCIALES NOMINA MENSUAL <text:s/>MARZO 2014',8758.93,8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 calcext:value-type="string">
            <text:p>6110800002306000001</text:p>
          </table:table-cell>
          <table:table-cell office:value-type="string" calcext:value-type="string">
            <text:p>SCGCMP</text:p>
          </table:table-cell>
          <table:table-cell table:formula="of:=[.C8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306</text:p>
          </table:table-cell>
          <table:table-cell office:value-type="float" office:value="4799.04858536662" calcext:value-type="float">
            <text:p>4799.05</text:p>
          </table:table-cell>
          <table:table-cell office:value-type="float" office:value="83" calcext:value-type="float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INTMEN030001','2014-03-31','---','-------------------------','6110800002306000001','SCGCMP','SNOINTMEN030001','D','PROVISION DE INTERESES DE PRESTACIONES SOCIALES NOMINA MENSUAL  MARZO 2014',4799.04858536662,83);" calcext:value-type="string">
            <text:p>INSERT INTO scg_dt_cmp VALUES('0001','SCGCMP','SNOINTMEN030001','2014-03-31','---','-------------------------','6110800002306000001','SCGCMP','SNOINTMEN030001','D','PROVISION DE INTERESES DE PRESTACIONES SOCIALES NOMINA MENSUAL <text:s/>MARZO 2014',4799.04858536662,8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 calcext:value-type="string">
            <text:p>6110800001101000001</text:p>
          </table:table-cell>
          <table:table-cell office:value-type="string" calcext:value-type="string">
            <text:p>SCGCMP</text:p>
          </table:table-cell>
          <table:table-cell table:formula="of:=[.C8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1101</text:p>
          </table:table-cell>
          <table:table-cell office:value-type="float" office:value="7447.89" calcext:value-type="float">
            <text:p>7447.89</text:p>
          </table:table-cell>
          <table:table-cell office:value-type="float" office:value="84" calcext:value-type="float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INTMEN030001','2014-03-31','---','-------------------------','6110800001101000001','SCGCMP','SNOINTMEN030001','D','PROVISION DE INTERESES DE PRESTACIONES SOCIALES NOMINA MENSUAL  MARZO 2014',7447.89,84);" calcext:value-type="string">
            <text:p>INSERT INTO scg_dt_cmp VALUES('0001','SCGCMP','SNOINTMEN030001','2014-03-31','---','-------------------------','6110800001101000001','SCGCMP','SNOINTMEN030001','D','PROVISION DE INTERESES DE PRESTACIONES SOCIALES NOMINA MENSUAL <text:s/>MARZO 2014',7447.89,8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8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10084.55" calcext:value-type="float">
            <text:p>10084.55</text:p>
          </table:table-cell>
          <table:table-cell office:value-type="float" office:value="85" calcext:value-type="float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INTMEN030001','2014-03-31','---','-------------------------','6110800003102000001','SCGCMP','SNOINTMEN030001','D','PROVISION DE INTERESES DE PRESTACIONES SOCIALES NOMINA MENSUAL  MARZO 2014',10084.55,85);" calcext:value-type="string">
            <text:p>INSERT INTO scg_dt_cmp VALUES('0001','SCGCMP','SNOINTMEN030001','2014-03-31','---','-------------------------','6110800003102000001','SCGCMP','SNOINTMEN030001','D','PROVISION DE INTERESES DE PRESTACIONES SOCIALES NOMINA MENSUAL <text:s/>MARZO 2014',10084.55,8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8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5608.43" calcext:value-type="float">
            <text:p>5608.43</text:p>
          </table:table-cell>
          <table:table-cell office:value-type="float" office:value="86" calcext:value-type="float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INTMEN030001','2014-03-31','---','-------------------------','6110800002004000001','SCGCMP','SNOINTMEN030001','D','PROVISION DE INTERESES DE PRESTACIONES SOCIALES NOMINA MENSUAL  MARZO 2014',5608.43,86);" calcext:value-type="string">
            <text:p>INSERT INTO scg_dt_cmp VALUES('0001','SCGCMP','SNOINTMEN030001','2014-03-31','---','-------------------------','6110800002004000001','SCGCMP','SNOINTMEN030001','D','PROVISION DE INTERESES DE PRESTACIONES SOCIALES NOMINA MENSUAL <text:s/>MARZO 2014',5608.43,8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 calcext:value-type="string">
            <text:p>6110800004100000001</text:p>
          </table:table-cell>
          <table:table-cell office:value-type="string" calcext:value-type="string">
            <text:p>SCGCMP</text:p>
          </table:table-cell>
          <table:table-cell table:formula="of:=[.C9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100</text:p>
          </table:table-cell>
          <table:table-cell office:value-type="float" office:value="2855.44" calcext:value-type="float">
            <text:p>2855.44</text:p>
          </table:table-cell>
          <table:table-cell office:value-type="float" office:value="87" calcext:value-type="float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INTMEN030001','2014-03-31','---','-------------------------','6110800004100000001','SCGCMP','SNOINTMEN030001','D','PROVISION DE INTERESES DE PRESTACIONES SOCIALES NOMINA MENSUAL  MARZO 2014',2855.44,87);" calcext:value-type="string">
            <text:p>INSERT INTO scg_dt_cmp VALUES('0001','SCGCMP','SNOINTMEN030001','2014-03-31','---','-------------------------','6110800004100000001','SCGCMP','SNOINTMEN030001','D','PROVISION DE INTERESES DE PRESTACIONES SOCIALES NOMINA MENSUAL <text:s/>MARZO 2014',2855.44,8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 calcext:value-type="string">
            <text:p>6110800002101000001</text:p>
          </table:table-cell>
          <table:table-cell office:value-type="string" calcext:value-type="string">
            <text:p>SCGCMP</text:p>
          </table:table-cell>
          <table:table-cell table:formula="of:=[.C9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101</text:p>
          </table:table-cell>
          <table:table-cell office:value-type="float" office:value="8285.27" calcext:value-type="float">
            <text:p>8285.27</text:p>
          </table:table-cell>
          <table:table-cell office:value-type="float" office:value="88" calcext:value-type="float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INTMEN030001','2014-03-31','---','-------------------------','6110800002101000001','SCGCMP','SNOINTMEN030001','D','PROVISION DE INTERESES DE PRESTACIONES SOCIALES NOMINA MENSUAL  MARZO 2014',8285.27,88);" calcext:value-type="string">
            <text:p>INSERT INTO scg_dt_cmp VALUES('0001','SCGCMP','SNOINTMEN030001','2014-03-31','---','-------------------------','6110800002101000001','SCGCMP','SNOINTMEN030001','D','PROVISION DE INTERESES DE PRESTACIONES SOCIALES NOMINA MENSUAL <text:s/>MARZO 2014',8285.27,8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9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8191.29100576533" calcext:value-type="float">
            <text:p>8191.29</text:p>
          </table:table-cell>
          <table:table-cell office:value-type="float" office:value="89" calcext:value-type="float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INTMEN030001','2014-03-31','---','-------------------------','6110800004507000001','SCGCMP','SNOINTMEN030001','D','PROVISION DE INTERESES DE PRESTACIONES SOCIALES NOMINA MENSUAL  MARZO 2014',8191.29100576533,89);" calcext:value-type="string">
            <text:p>INSERT INTO scg_dt_cmp VALUES('0001','SCGCMP','SNOINTMEN030001','2014-03-31','---','-------------------------','6110800004507000001','SCGCMP','SNOINTMEN030001','D','PROVISION DE INTERESES DE PRESTACIONES SOCIALES NOMINA MENSUAL <text:s/>MARZO 2014',8191.29100576533,8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 calcext:value-type="string">
            <text:p>6110800002906000001</text:p>
          </table:table-cell>
          <table:table-cell office:value-type="string" calcext:value-type="string">
            <text:p>SCGCMP</text:p>
          </table:table-cell>
          <table:table-cell table:formula="of:=[.C9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906</text:p>
          </table:table-cell>
          <table:table-cell office:value-type="float" office:value="5799.32" calcext:value-type="float">
            <text:p>5799.32</text:p>
          </table:table-cell>
          <table:table-cell office:value-type="float" office:value="90" calcext:value-type="float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INTMEN030001','2014-03-31','---','-------------------------','6110800002906000001','SCGCMP','SNOINTMEN030001','D','PROVISION DE INTERESES DE PRESTACIONES SOCIALES NOMINA MENSUAL  MARZO 2014',5799.32,90);" calcext:value-type="string">
            <text:p>INSERT INTO scg_dt_cmp VALUES('0001','SCGCMP','SNOINTMEN030001','2014-03-31','---','-------------------------','6110800002906000001','SCGCMP','SNOINTMEN030001','D','PROVISION DE INTERESES DE PRESTACIONES SOCIALES NOMINA MENSUAL <text:s/>MARZO 2014',5799.32,9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 calcext:value-type="string">
            <text:p>6110800003702000001</text:p>
          </table:table-cell>
          <table:table-cell office:value-type="string" calcext:value-type="string">
            <text:p>SCGCMP</text:p>
          </table:table-cell>
          <table:table-cell table:formula="of:=[.C9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702</text:p>
          </table:table-cell>
          <table:table-cell office:value-type="float" office:value="16670.66" calcext:value-type="float">
            <text:p>16670.66</text:p>
          </table:table-cell>
          <table:table-cell office:value-type="float" office:value="91" calcext:value-type="float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INTMEN030001','2014-03-31','---','-------------------------','6110800003702000001','SCGCMP','SNOINTMEN030001','D','PROVISION DE INTERESES DE PRESTACIONES SOCIALES NOMINA MENSUAL  MARZO 2014',16670.66,91);" calcext:value-type="string">
            <text:p>INSERT INTO scg_dt_cmp VALUES('0001','SCGCMP','SNOINTMEN030001','2014-03-31','---','-------------------------','6110800003702000001','SCGCMP','SNOINTMEN030001','D','PROVISION DE INTERESES DE PRESTACIONES SOCIALES NOMINA MENSUAL <text:s/>MARZO 2014',16670.66,9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9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9634.25" calcext:value-type="float">
            <text:p>9634.25</text:p>
          </table:table-cell>
          <table:table-cell office:value-type="float" office:value="92" calcext:value-type="float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INTMEN030001','2014-03-31','---','-------------------------','6110800003801000001','SCGCMP','SNOINTMEN030001','D','PROVISION DE INTERESES DE PRESTACIONES SOCIALES NOMINA MENSUAL  MARZO 2014',9634.25,92);" calcext:value-type="string">
            <text:p>INSERT INTO scg_dt_cmp VALUES('0001','SCGCMP','SNOINTMEN030001','2014-03-31','---','-------------------------','6110800003801000001','SCGCMP','SNOINTMEN030001','D','PROVISION DE INTERESES DE PRESTACIONES SOCIALES NOMINA MENSUAL <text:s/>MARZO 2014',9634.25,9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 calcext:value-type="string">
            <text:p>6110800004600000001</text:p>
          </table:table-cell>
          <table:table-cell office:value-type="string" calcext:value-type="string">
            <text:p>SCGCMP</text:p>
          </table:table-cell>
          <table:table-cell table:formula="of:=[.C9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600</text:p>
          </table:table-cell>
          <table:table-cell office:value-type="float" office:value="4349.57" calcext:value-type="float">
            <text:p>4349.57</text:p>
          </table:table-cell>
          <table:table-cell office:value-type="float" office:value="93" calcext:value-type="float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INTMEN030001','2014-03-31','---','-------------------------','6110800004600000001','SCGCMP','SNOINTMEN030001','D','PROVISION DE INTERESES DE PRESTACIONES SOCIALES NOMINA MENSUAL  MARZO 2014',4349.57,93);" calcext:value-type="string">
            <text:p>INSERT INTO scg_dt_cmp VALUES('0001','SCGCMP','SNOINTMEN030001','2014-03-31','---','-------------------------','6110800004600000001','SCGCMP','SNOINTMEN030001','D','PROVISION DE INTERESES DE PRESTACIONES SOCIALES NOMINA MENSUAL <text:s/>MARZO 2014',4349.57,9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 calcext:value-type="string">
            <text:p>6110800002601000001</text:p>
          </table:table-cell>
          <table:table-cell office:value-type="string" calcext:value-type="string">
            <text:p>SCGCMP</text:p>
          </table:table-cell>
          <table:table-cell table:formula="of:=[.C9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601</text:p>
          </table:table-cell>
          <table:table-cell office:value-type="float" office:value="7194.51" calcext:value-type="float">
            <text:p>7194.51</text:p>
          </table:table-cell>
          <table:table-cell office:value-type="float" office:value="94" calcext:value-type="float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INTMEN030001','2014-03-31','---','-------------------------','6110800002601000001','SCGCMP','SNOINTMEN030001','D','PROVISION DE INTERESES DE PRESTACIONES SOCIALES NOMINA MENSUAL  MARZO 2014',7194.51,94);" calcext:value-type="string">
            <text:p>INSERT INTO scg_dt_cmp VALUES('0001','SCGCMP','SNOINTMEN030001','2014-03-31','---','-------------------------','6110800002601000001','SCGCMP','SNOINTMEN030001','D','PROVISION DE INTERESES DE PRESTACIONES SOCIALES NOMINA MENSUAL <text:s/>MARZO 2014',7194.51,9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 calcext:value-type="string">
            <text:p>6110800004000000001</text:p>
          </table:table-cell>
          <table:table-cell office:value-type="string" calcext:value-type="string">
            <text:p>SCGCMP</text:p>
          </table:table-cell>
          <table:table-cell table:formula="of:=[.C9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000</text:p>
          </table:table-cell>
          <table:table-cell office:value-type="float" office:value="3073.7" calcext:value-type="float">
            <text:p>3073.70</text:p>
          </table:table-cell>
          <table:table-cell office:value-type="float" office:value="95" calcext:value-type="float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INTMEN030001','2014-03-31','---','-------------------------','6110800004000000001','SCGCMP','SNOINTMEN030001','D','PROVISION DE INTERESES DE PRESTACIONES SOCIALES NOMINA MENSUAL  MARZO 2014',3073.7,95);" calcext:value-type="string">
            <text:p>INSERT INTO scg_dt_cmp VALUES('0001','SCGCMP','SNOINTMEN030001','2014-03-31','---','-------------------------','6110800004000000001','SCGCMP','SNOINTMEN030001','D','PROVISION DE INTERESES DE PRESTACIONES SOCIALES NOMINA MENSUAL <text:s/>MARZO 2014',3073.7,9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 calcext:value-type="string">
            <text:p>6110800002407000001</text:p>
          </table:table-cell>
          <table:table-cell office:value-type="string" calcext:value-type="string">
            <text:p>SCGCMP</text:p>
          </table:table-cell>
          <table:table-cell table:formula="of:=[.C9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407</text:p>
          </table:table-cell>
          <table:table-cell office:value-type="float" office:value="456.32" calcext:value-type="float">
            <text:p>456.32</text:p>
          </table:table-cell>
          <table:table-cell office:value-type="float" office:value="96" calcext:value-type="float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INTMEN030001','2014-03-31','---','-------------------------','6110800002407000001','SCGCMP','SNOINTMEN030001','D','PROVISION DE INTERESES DE PRESTACIONES SOCIALES NOMINA MENSUAL  MARZO 2014',456.32,96);" calcext:value-type="string">
            <text:p>INSERT INTO scg_dt_cmp VALUES('0001','SCGCMP','SNOINTMEN030001','2014-03-31','---','-------------------------','6110800002407000001','SCGCMP','SNOINTMEN030001','D','PROVISION DE INTERESES DE PRESTACIONES SOCIALES NOMINA MENSUAL <text:s/>MARZO 2014',456.32,9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10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3380.72" calcext:value-type="float">
            <text:p>3380.72</text:p>
          </table:table-cell>
          <table:table-cell office:value-type="float" office:value="97" calcext:value-type="float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INTMEN030001','2014-03-31','---','-------------------------','6110800003901000001','SCGCMP','SNOINTMEN030001','D','PROVISION DE INTERESES DE PRESTACIONES SOCIALES NOMINA MENSUAL  MARZO 2014',3380.72,97);" calcext:value-type="string">
            <text:p>INSERT INTO scg_dt_cmp VALUES('0001','SCGCMP','SNOINTMEN030001','2014-03-31','---','-------------------------','6110800003901000001','SCGCMP','SNOINTMEN030001','D','PROVISION DE INTERESES DE PRESTACIONES SOCIALES NOMINA MENSUAL <text:s/>MARZO 2014',3380.72,9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 calcext:value-type="string">
            <text:p>6110800002404000001</text:p>
          </table:table-cell>
          <table:table-cell office:value-type="string" calcext:value-type="string">
            <text:p>SCGCMP</text:p>
          </table:table-cell>
          <table:table-cell table:formula="of:=[.C10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404</text:p>
          </table:table-cell>
          <table:table-cell office:value-type="float" office:value="10194.17" calcext:value-type="float">
            <text:p>10194.17</text:p>
          </table:table-cell>
          <table:table-cell office:value-type="float" office:value="98" calcext:value-type="float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INTMEN030001','2014-03-31','---','-------------------------','6110800002404000001','SCGCMP','SNOINTMEN030001','D','PROVISION DE INTERESES DE PRESTACIONES SOCIALES NOMINA MENSUAL  MARZO 2014',10194.17,98);" calcext:value-type="string">
            <text:p>INSERT INTO scg_dt_cmp VALUES('0001','SCGCMP','SNOINTMEN030001','2014-03-31','---','-------------------------','6110800002404000001','SCGCMP','SNOINTMEN030001','D','PROVISION DE INTERESES DE PRESTACIONES SOCIALES NOMINA MENSUAL <text:s/>MARZO 2014',10194.17,9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 calcext:value-type="string">
            <text:p>6110800002807000001</text:p>
          </table:table-cell>
          <table:table-cell office:value-type="string" calcext:value-type="string">
            <text:p>SCGCMP</text:p>
          </table:table-cell>
          <table:table-cell table:formula="of:=[.C10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807</text:p>
          </table:table-cell>
          <table:table-cell office:value-type="float" office:value="739.55" calcext:value-type="float">
            <text:p>739.55</text:p>
          </table:table-cell>
          <table:table-cell office:value-type="float" office:value="99" calcext:value-type="float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INTMEN030001','2014-03-31','---','-------------------------','6110800002807000001','SCGCMP','SNOINTMEN030001','D','PROVISION DE INTERESES DE PRESTACIONES SOCIALES NOMINA MENSUAL  MARZO 2014',739.55,99);" calcext:value-type="string">
            <text:p>INSERT INTO scg_dt_cmp VALUES('0001','SCGCMP','SNOINTMEN030001','2014-03-31','---','-------------------------','6110800002807000001','SCGCMP','SNOINTMEN030001','D','PROVISION DE INTERESES DE PRESTACIONES SOCIALES NOMINA MENSUAL <text:s/>MARZO 2014',739.55,9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 calcext:value-type="string">
            <text:p>6110800002804000001</text:p>
          </table:table-cell>
          <table:table-cell office:value-type="string" calcext:value-type="string">
            <text:p>SCGCMP</text:p>
          </table:table-cell>
          <table:table-cell table:formula="of:=[.C10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804</text:p>
          </table:table-cell>
          <table:table-cell office:value-type="float" office:value="7664.14" calcext:value-type="float">
            <text:p>7664.14</text:p>
          </table:table-cell>
          <table:table-cell office:value-type="float" office:value="100" calcext:value-type="float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INTMEN030001','2014-03-31','---','-------------------------','6110800002804000001','SCGCMP','SNOINTMEN030001','D','PROVISION DE INTERESES DE PRESTACIONES SOCIALES NOMINA MENSUAL  MARZO 2014',7664.14,100);" calcext:value-type="string">
            <text:p>INSERT INTO scg_dt_cmp VALUES('0001','SCGCMP','SNOINTMEN030001','2014-03-31','---','-------------------------','6110800002804000001','SCGCMP','SNOINTMEN030001','D','PROVISION DE INTERESES DE PRESTACIONES SOCIALES NOMINA MENSUAL <text:s/>MARZO 2014',7664.14,10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 calcext:value-type="string">
            <text:p>6110800003202000001</text:p>
          </table:table-cell>
          <table:table-cell office:value-type="string" calcext:value-type="string">
            <text:p>SCGCMP</text:p>
          </table:table-cell>
          <table:table-cell table:formula="of:=[.C10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202</text:p>
          </table:table-cell>
          <table:table-cell office:value-type="float" office:value="11523.04" calcext:value-type="float">
            <text:p>11523.04</text:p>
          </table:table-cell>
          <table:table-cell office:value-type="float" office:value="101" calcext:value-type="float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INTMEN030001','2014-03-31','---','-------------------------','6110800003202000001','SCGCMP','SNOINTMEN030001','D','PROVISION DE INTERESES DE PRESTACIONES SOCIALES NOMINA MENSUAL  MARZO 2014',11523.04,101);" calcext:value-type="string">
            <text:p>INSERT INTO scg_dt_cmp VALUES('0001','SCGCMP','SNOINTMEN030001','2014-03-31','---','-------------------------','6110800003202000001','SCGCMP','SNOINTMEN030001','D','PROVISION DE INTERESES DE PRESTACIONES SOCIALES NOMINA MENSUAL <text:s/>MARZO 2014',11523.04,10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5];&quot;000001&quot;)" office:value-type="string" office:string-value="6110800003700000001" calcext:value-type="string">
            <text:p>6110800003700000001</text:p>
          </table:table-cell>
          <table:table-cell office:value-type="string" calcext:value-type="string">
            <text:p>SCGCMP</text:p>
          </table:table-cell>
          <table:table-cell table:formula="of:=[.C10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700</text:p>
          </table:table-cell>
          <table:table-cell office:value-type="float" office:value="5217.68" calcext:value-type="float">
            <text:p>5217.68</text:p>
          </table:table-cell>
          <table:table-cell office:value-type="float" office:value="102" calcext:value-type="float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INTMEN030001','2014-03-31','---','-------------------------','6110800003700000001','SCGCMP','SNOINTMEN030001','D','PROVISION DE INTERESES DE PRESTACIONES SOCIALES NOMINA MENSUAL  MARZO 2014',5217.68,102);" calcext:value-type="string">
            <text:p>INSERT INTO scg_dt_cmp VALUES('0001','SCGCMP','SNOINTMEN030001','2014-03-31','---','-------------------------','6110800003700000001','SCGCMP','SNOINTMEN030001','D','PROVISION DE INTERESES DE PRESTACIONES SOCIALES NOMINA MENSUAL <text:s/>MARZO 2014',5217.68,10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6];&quot;000001&quot;)" office:value-type="string" office:string-value="6110800002401000001" calcext:value-type="string">
            <text:p>6110800002401000001</text:p>
          </table:table-cell>
          <table:table-cell office:value-type="string" calcext:value-type="string">
            <text:p>SCGCMP</text:p>
          </table:table-cell>
          <table:table-cell table:formula="of:=[.C10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401</text:p>
          </table:table-cell>
          <table:table-cell office:value-type="float" office:value="7454.66" calcext:value-type="float">
            <text:p>7454.66</text:p>
          </table:table-cell>
          <table:table-cell office:value-type="float" office:value="103" calcext:value-type="float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INTMEN030001','2014-03-31','---','-------------------------','6110800002401000001','SCGCMP','SNOINTMEN030001','D','PROVISION DE INTERESES DE PRESTACIONES SOCIALES NOMINA MENSUAL  MARZO 2014',7454.66,103);" calcext:value-type="string">
            <text:p>INSERT INTO scg_dt_cmp VALUES('0001','SCGCMP','SNOINTMEN030001','2014-03-31','---','-------------------------','6110800002401000001','SCGCMP','SNOINTMEN030001','D','PROVISION DE INTERESES DE PRESTACIONES SOCIALES NOMINA MENSUAL <text:s/>MARZO 2014',7454.66,10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10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15484.403237529" calcext:value-type="float">
            <text:p>15484.40</text:p>
          </table:table-cell>
          <table:table-cell office:value-type="float" office:value="104" calcext:value-type="float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INTMEN030001','2014-03-31','---','-------------------------','6110800002001000001','SCGCMP','SNOINTMEN030001','D','PROVISION DE INTERESES DE PRESTACIONES SOCIALES NOMINA MENSUAL  MARZO 2014',15484.403237529,104);" calcext:value-type="string">
            <text:p>INSERT INTO scg_dt_cmp VALUES('0001','SCGCMP','SNOINTMEN030001','2014-03-31','---','-------------------------','6110800002001000001','SCGCMP','SNOINTMEN030001','D','PROVISION DE INTERESES DE PRESTACIONES SOCIALES NOMINA MENSUAL <text:s/>MARZO 2014',15484.403237529,10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8];&quot;000001&quot;)" office:value-type="string" office:string-value="6110800002406000001" calcext:value-type="string">
            <text:p>6110800002406000001</text:p>
          </table:table-cell>
          <table:table-cell office:value-type="string" calcext:value-type="string">
            <text:p>SCGCMP</text:p>
          </table:table-cell>
          <table:table-cell table:formula="of:=[.C10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406</text:p>
          </table:table-cell>
          <table:table-cell office:value-type="float" office:value="7628.17" calcext:value-type="float">
            <text:p>7628.17</text:p>
          </table:table-cell>
          <table:table-cell office:value-type="float" office:value="105" calcext:value-type="float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INTMEN030001','2014-03-31','---','-------------------------','6110800002406000001','SCGCMP','SNOINTMEN030001','D','PROVISION DE INTERESES DE PRESTACIONES SOCIALES NOMINA MENSUAL  MARZO 2014',7628.17,105);" calcext:value-type="string">
            <text:p>INSERT INTO scg_dt_cmp VALUES('0001','SCGCMP','SNOINTMEN030001','2014-03-31','---','-------------------------','6110800002406000001','SCGCMP','SNOINTMEN030001','D','PROVISION DE INTERESES DE PRESTACIONES SOCIALES NOMINA MENSUAL <text:s/>MARZO 2014',7628.17,10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9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10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2069.66" calcext:value-type="float">
            <text:p>12069.66</text:p>
          </table:table-cell>
          <table:table-cell office:value-type="float" office:value="106" calcext:value-type="float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INTMEN030001','2014-03-31','---','-------------------------','6110800003803000001','SCGCMP','SNOINTMEN030001','D','PROVISION DE INTERESES DE PRESTACIONES SOCIALES NOMINA MENSUAL  MARZO 2014',12069.66,106);" calcext:value-type="string">
            <text:p>INSERT INTO scg_dt_cmp VALUES('0001','SCGCMP','SNOINTMEN030001','2014-03-31','---','-------------------------','6110800003803000001','SCGCMP','SNOINTMEN030001','D','PROVISION DE INTERESES DE PRESTACIONES SOCIALES NOMINA MENSUAL <text:s/>MARZO 2014',12069.66,10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 calcext:value-type="string">
            <text:p>6110800002100000001</text:p>
          </table:table-cell>
          <table:table-cell office:value-type="string" calcext:value-type="string">
            <text:p>SCGCMP</text:p>
          </table:table-cell>
          <table:table-cell table:formula="of:=[.C11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100</text:p>
          </table:table-cell>
          <table:table-cell office:value-type="float" office:value="2110.5" calcext:value-type="float">
            <text:p>2110.50</text:p>
          </table:table-cell>
          <table:table-cell office:value-type="float" office:value="107" calcext:value-type="float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INTMEN030001','2014-03-31','---','-------------------------','6110800002100000001','SCGCMP','SNOINTMEN030001','D','PROVISION DE INTERESES DE PRESTACIONES SOCIALES NOMINA MENSUAL  MARZO 2014',2110.5,107);" calcext:value-type="string">
            <text:p>INSERT INTO scg_dt_cmp VALUES('0001','SCGCMP','SNOINTMEN030001','2014-03-31','---','-------------------------','6110800002100000001','SCGCMP','SNOINTMEN030001','D','PROVISION DE INTERESES DE PRESTACIONES SOCIALES NOMINA MENSUAL <text:s/>MARZO 2014',2110.5,10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 calcext:value-type="string">
            <text:p>6110800003000000001</text:p>
          </table:table-cell>
          <table:table-cell office:value-type="string" calcext:value-type="string">
            <text:p>SCGCMP</text:p>
          </table:table-cell>
          <table:table-cell table:formula="of:=[.C11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000</text:p>
          </table:table-cell>
          <table:table-cell office:value-type="float" office:value="9393.98" calcext:value-type="float">
            <text:p>9393.98</text:p>
          </table:table-cell>
          <table:table-cell office:value-type="float" office:value="108" calcext:value-type="float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INTMEN030001','2014-03-31','---','-------------------------','6110800003000000001','SCGCMP','SNOINTMEN030001','D','PROVISION DE INTERESES DE PRESTACIONES SOCIALES NOMINA MENSUAL  MARZO 2014',9393.98,108);" calcext:value-type="string">
            <text:p>INSERT INTO scg_dt_cmp VALUES('0001','SCGCMP','SNOINTMEN030001','2014-03-31','---','-------------------------','6110800003000000001','SCGCMP','SNOINTMEN030001','D','PROVISION DE INTERESES DE PRESTACIONES SOCIALES NOMINA MENSUAL <text:s/>MARZO 2014',9393.98,10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11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5513.26" calcext:value-type="float">
            <text:p>5513.26</text:p>
          </table:table-cell>
          <table:table-cell office:value-type="float" office:value="109" calcext:value-type="float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INTMEN030001','2014-03-31','---','-------------------------','6110800004700000001','SCGCMP','SNOINTMEN030001','D','PROVISION DE INTERESES DE PRESTACIONES SOCIALES NOMINA MENSUAL  MARZO 2014',5513.26,109);" calcext:value-type="string">
            <text:p>INSERT INTO scg_dt_cmp VALUES('0001','SCGCMP','SNOINTMEN030001','2014-03-31','---','-------------------------','6110800004700000001','SCGCMP','SNOINTMEN030001','D','PROVISION DE INTERESES DE PRESTACIONES SOCIALES NOMINA MENSUAL <text:s/>MARZO 2014',5513.26,10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 calcext:value-type="string">
            <text:p>6110800002702000001</text:p>
          </table:table-cell>
          <table:table-cell office:value-type="string" calcext:value-type="string">
            <text:p>SCGCMP</text:p>
          </table:table-cell>
          <table:table-cell table:formula="of:=[.C11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702</text:p>
          </table:table-cell>
          <table:table-cell office:value-type="float" office:value="4197.79" calcext:value-type="float">
            <text:p>4197.79</text:p>
          </table:table-cell>
          <table:table-cell office:value-type="float" office:value="110" calcext:value-type="float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INTMEN030001','2014-03-31','---','-------------------------','6110800002702000001','SCGCMP','SNOINTMEN030001','D','PROVISION DE INTERESES DE PRESTACIONES SOCIALES NOMINA MENSUAL  MARZO 2014',4197.79,110);" calcext:value-type="string">
            <text:p>INSERT INTO scg_dt_cmp VALUES('0001','SCGCMP','SNOINTMEN030001','2014-03-31','---','-------------------------','6110800002702000001','SCGCMP','SNOINTMEN030001','D','PROVISION DE INTERESES DE PRESTACIONES SOCIALES NOMINA MENSUAL <text:s/>MARZO 2014',4197.79,1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 calcext:value-type="string">
            <text:p>6110800003002000001</text:p>
          </table:table-cell>
          <table:table-cell office:value-type="string" calcext:value-type="string">
            <text:p>SCGCMP</text:p>
          </table:table-cell>
          <table:table-cell table:formula="of:=[.C11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002</text:p>
          </table:table-cell>
          <table:table-cell office:value-type="float" office:value="12265.33" calcext:value-type="float">
            <text:p>12265.33</text:p>
          </table:table-cell>
          <table:table-cell office:value-type="float" office:value="111" calcext:value-type="float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INTMEN030001','2014-03-31','---','-------------------------','6110800003002000001','SCGCMP','SNOINTMEN030001','D','PROVISION DE INTERESES DE PRESTACIONES SOCIALES NOMINA MENSUAL  MARZO 2014',12265.33,111);" calcext:value-type="string">
            <text:p>INSERT INTO scg_dt_cmp VALUES('0001','SCGCMP','SNOINTMEN030001','2014-03-31','---','-------------------------','6110800003002000001','SCGCMP','SNOINTMEN030001','D','PROVISION DE INTERESES DE PRESTACIONES SOCIALES NOMINA MENSUAL <text:s/>MARZO 2014',12265.33,1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 calcext:value-type="string">
            <text:p>6110800002700000001</text:p>
          </table:table-cell>
          <table:table-cell office:value-type="string" calcext:value-type="string">
            <text:p>SCGCMP</text:p>
          </table:table-cell>
          <table:table-cell table:formula="of:=[.C11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700</text:p>
          </table:table-cell>
          <table:table-cell office:value-type="float" office:value="14339.12" calcext:value-type="float">
            <text:p>14339.12</text:p>
          </table:table-cell>
          <table:table-cell office:value-type="float" office:value="112" calcext:value-type="float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INTMEN030001','2014-03-31','---','-------------------------','6110800002700000001','SCGCMP','SNOINTMEN030001','D','PROVISION DE INTERESES DE PRESTACIONES SOCIALES NOMINA MENSUAL  MARZO 2014',14339.12,112);" calcext:value-type="string">
            <text:p>INSERT INTO scg_dt_cmp VALUES('0001','SCGCMP','SNOINTMEN030001','2014-03-31','---','-------------------------','6110800002700000001','SCGCMP','SNOINTMEN030001','D','PROVISION DE INTERESES DE PRESTACIONES SOCIALES NOMINA MENSUAL <text:s/>MARZO 2014',14339.12,1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 calcext:value-type="string">
            <text:p>6110800003900000001</text:p>
          </table:table-cell>
          <table:table-cell office:value-type="string" calcext:value-type="string">
            <text:p>SCGCMP</text:p>
          </table:table-cell>
          <table:table-cell table:formula="of:=[.C11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900</text:p>
          </table:table-cell>
          <table:table-cell office:value-type="float" office:value="5277.04" calcext:value-type="float">
            <text:p>5277.04</text:p>
          </table:table-cell>
          <table:table-cell office:value-type="float" office:value="113" calcext:value-type="float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INTMEN030001','2014-03-31','---','-------------------------','6110800003900000001','SCGCMP','SNOINTMEN030001','D','PROVISION DE INTERESES DE PRESTACIONES SOCIALES NOMINA MENSUAL  MARZO 2014',5277.04,113);" calcext:value-type="string">
            <text:p>INSERT INTO scg_dt_cmp VALUES('0001','SCGCMP','SNOINTMEN030001','2014-03-31','---','-------------------------','6110800003900000001','SCGCMP','SNOINTMEN030001','D','PROVISION DE INTERESES DE PRESTACIONES SOCIALES NOMINA MENSUAL <text:s/>MARZO 2014',5277.04,1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 calcext:value-type="string">
            <text:p>6110800001302000001</text:p>
          </table:table-cell>
          <table:table-cell office:value-type="string" calcext:value-type="string">
            <text:p>SCGCMP</text:p>
          </table:table-cell>
          <table:table-cell table:formula="of:=[.C11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1302</text:p>
          </table:table-cell>
          <table:table-cell office:value-type="float" office:value="2382.79" calcext:value-type="float">
            <text:p>2382.79</text:p>
          </table:table-cell>
          <table:table-cell office:value-type="float" office:value="114" calcext:value-type="float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INTMEN030001','2014-03-31','---','-------------------------','6110800001302000001','SCGCMP','SNOINTMEN030001','D','PROVISION DE INTERESES DE PRESTACIONES SOCIALES NOMINA MENSUAL  MARZO 2014',2382.79,114);" calcext:value-type="string">
            <text:p>INSERT INTO scg_dt_cmp VALUES('0001','SCGCMP','SNOINTMEN030001','2014-03-31','---','-------------------------','6110800001302000001','SCGCMP','SNOINTMEN030001','D','PROVISION DE INTERESES DE PRESTACIONES SOCIALES NOMINA MENSUAL <text:s/>MARZO 2014',2382.79,1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1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4067.97" calcext:value-type="float">
            <text:p>4067.97</text:p>
          </table:table-cell>
          <table:table-cell office:value-type="float" office:value="115" calcext:value-type="float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INTMEN030001','2014-03-31','---','-------------------------','6110800003302000001','SCGCMP','SNOINTMEN030001','D','PROVISION DE INTERESES DE PRESTACIONES SOCIALES NOMINA MENSUAL  MARZO 2014',4067.97,115);" calcext:value-type="string">
            <text:p>INSERT INTO scg_dt_cmp VALUES('0001','SCGCMP','SNOINTMEN030001','2014-03-31','---','-------------------------','6110800003302000001','SCGCMP','SNOINTMEN030001','D','PROVISION DE INTERESES DE PRESTACIONES SOCIALES NOMINA MENSUAL <text:s/>MARZO 2014',4067.97,1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1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3410.1553080568" calcext:value-type="float">
            <text:p>13410.16</text:p>
          </table:table-cell>
          <table:table-cell office:value-type="float" office:value="116" calcext:value-type="float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INTMEN030001','2014-03-31','---','-------------------------','6110800002900000001','SCGCMP','SNOINTMEN030001','D','PROVISION DE INTERESES DE PRESTACIONES SOCIALES NOMINA MENSUAL  MARZO 2014',13410.1553080568,116);" calcext:value-type="string">
            <text:p>INSERT INTO scg_dt_cmp VALUES('0001','SCGCMP','SNOINTMEN030001','2014-03-31','---','-------------------------','6110800002900000001','SCGCMP','SNOINTMEN030001','D','PROVISION DE INTERESES DE PRESTACIONES SOCIALES NOMINA MENSUAL <text:s/>MARZO 2014',13410.1553080568,1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2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1397.12" calcext:value-type="float">
            <text:p>11397.12</text:p>
          </table:table-cell>
          <table:table-cell office:value-type="float" office:value="117" calcext:value-type="float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INTMEN030001','2014-03-31','---','-------------------------','6110800004508000001','SCGCMP','SNOINTMEN030001','D','PROVISION DE INTERESES DE PRESTACIONES SOCIALES NOMINA MENSUAL  MARZO 2014',11397.12,117);" calcext:value-type="string">
            <text:p>INSERT INTO scg_dt_cmp VALUES('0001','SCGCMP','SNOINTMEN030001','2014-03-31','---','-------------------------','6110800004508000001','SCGCMP','SNOINTMEN030001','D','PROVISION DE INTERESES DE PRESTACIONES SOCIALES NOMINA MENSUAL <text:s/>MARZO 2014',11397.12,1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 calcext:value-type="string">
            <text:p>6110800002301000001</text:p>
          </table:table-cell>
          <table:table-cell office:value-type="string" calcext:value-type="string">
            <text:p>SCGCMP</text:p>
          </table:table-cell>
          <table:table-cell table:formula="of:=[.C12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301</text:p>
          </table:table-cell>
          <table:table-cell office:value-type="float" office:value="29728.53" calcext:value-type="float">
            <text:p>29728.53</text:p>
          </table:table-cell>
          <table:table-cell office:value-type="float" office:value="118" calcext:value-type="float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INTMEN030001','2014-03-31','---','-------------------------','6110800002301000001','SCGCMP','SNOINTMEN030001','D','PROVISION DE INTERESES DE PRESTACIONES SOCIALES NOMINA MENSUAL  MARZO 2014',29728.53,118);" calcext:value-type="string">
            <text:p>INSERT INTO scg_dt_cmp VALUES('0001','SCGCMP','SNOINTMEN030001','2014-03-31','---','-------------------------','6110800002301000001','SCGCMP','SNOINTMEN030001','D','PROVISION DE INTERESES DE PRESTACIONES SOCIALES NOMINA MENSUAL <text:s/>MARZO 2014',29728.53,1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2];&quot;000001&quot;)" office:value-type="string" office:string-value="6110800002302000001" calcext:value-type="string">
            <text:p>6110800002302000001</text:p>
          </table:table-cell>
          <table:table-cell office:value-type="string" calcext:value-type="string">
            <text:p>SCGCMP</text:p>
          </table:table-cell>
          <table:table-cell table:formula="of:=[.C12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302</text:p>
          </table:table-cell>
          <table:table-cell office:value-type="float" office:value="8535.46" calcext:value-type="float">
            <text:p>8535.46</text:p>
          </table:table-cell>
          <table:table-cell office:value-type="float" office:value="119" calcext:value-type="float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INTMEN030001','2014-03-31','---','-------------------------','6110800002302000001','SCGCMP','SNOINTMEN030001','D','PROVISION DE INTERESES DE PRESTACIONES SOCIALES NOMINA MENSUAL  MARZO 2014',8535.46,119);" calcext:value-type="string">
            <text:p>INSERT INTO scg_dt_cmp VALUES('0001','SCGCMP','SNOINTMEN030001','2014-03-31','---','-------------------------','6110800002302000001','SCGCMP','SNOINTMEN030001','D','PROVISION DE INTERESES DE PRESTACIONES SOCIALES NOMINA MENSUAL <text:s/>MARZO 2014',8535.46,1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3];&quot;000001&quot;)" office:value-type="string" office:string-value="6110800002603000001" calcext:value-type="string">
            <text:p>6110800002603000001</text:p>
          </table:table-cell>
          <table:table-cell office:value-type="string" calcext:value-type="string">
            <text:p>SCGCMP</text:p>
          </table:table-cell>
          <table:table-cell table:formula="of:=[.C123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603</text:p>
          </table:table-cell>
          <table:table-cell office:value-type="float" office:value="6435.46" calcext:value-type="float">
            <text:p>6435.46</text:p>
          </table:table-cell>
          <table:table-cell office:value-type="float" office:value="120" calcext:value-type="float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INTMEN030001','2014-03-31','---','-------------------------','6110800002603000001','SCGCMP','SNOINTMEN030001','D','PROVISION DE INTERESES DE PRESTACIONES SOCIALES NOMINA MENSUAL  MARZO 2014',6435.46,120);" calcext:value-type="string">
            <text:p>INSERT INTO scg_dt_cmp VALUES('0001','SCGCMP','SNOINTMEN030001','2014-03-31','---','-------------------------','6110800002603000001','SCGCMP','SNOINTMEN030001','D','PROVISION DE INTERESES DE PRESTACIONES SOCIALES NOMINA MENSUAL <text:s/>MARZO 2014',6435.46,1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4];&quot;000001&quot;)" office:value-type="string" office:string-value="6110800002803000001" calcext:value-type="string">
            <text:p>6110800002803000001</text:p>
          </table:table-cell>
          <table:table-cell office:value-type="string" calcext:value-type="string">
            <text:p>SCGCMP</text:p>
          </table:table-cell>
          <table:table-cell table:formula="of:=[.C124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803</text:p>
          </table:table-cell>
          <table:table-cell office:value-type="float" office:value="5309.25" calcext:value-type="float">
            <text:p>5309.25</text:p>
          </table:table-cell>
          <table:table-cell office:value-type="float" office:value="121" calcext:value-type="float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INTMEN030001','2014-03-31','---','-------------------------','6110800002803000001','SCGCMP','SNOINTMEN030001','D','PROVISION DE INTERESES DE PRESTACIONES SOCIALES NOMINA MENSUAL  MARZO 2014',5309.25,121);" calcext:value-type="string">
            <text:p>INSERT INTO scg_dt_cmp VALUES('0001','SCGCMP','SNOINTMEN030001','2014-03-31','---','-------------------------','6110800002803000001','SCGCMP','SNOINTMEN030001','D','PROVISION DE INTERESES DE PRESTACIONES SOCIALES NOMINA MENSUAL <text:s/>MARZO 2014',5309.25,1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5];&quot;000001&quot;)" office:value-type="string" office:string-value="6110800002202000001" calcext:value-type="string">
            <text:p>6110800002202000001</text:p>
          </table:table-cell>
          <table:table-cell office:value-type="string" calcext:value-type="string">
            <text:p>SCGCMP</text:p>
          </table:table-cell>
          <table:table-cell table:formula="of:=[.C125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202</text:p>
          </table:table-cell>
          <table:table-cell office:value-type="float" office:value="3621.45" calcext:value-type="float">
            <text:p>3621.45</text:p>
          </table:table-cell>
          <table:table-cell office:value-type="float" office:value="122" calcext:value-type="float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INTMEN030001','2014-03-31','---','-------------------------','6110800002202000001','SCGCMP','SNOINTMEN030001','D','PROVISION DE INTERESES DE PRESTACIONES SOCIALES NOMINA MENSUAL  MARZO 2014',3621.45,122);" calcext:value-type="string">
            <text:p>INSERT INTO scg_dt_cmp VALUES('0001','SCGCMP','SNOINTMEN030001','2014-03-31','---','-------------------------','6110800002202000001','SCGCMP','SNOINTMEN030001','D','PROVISION DE INTERESES DE PRESTACIONES SOCIALES NOMINA MENSUAL <text:s/>MARZO 2014',3621.45,1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6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126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4033.82" calcext:value-type="float">
            <text:p>4033.82</text:p>
          </table:table-cell>
          <table:table-cell office:value-type="float" office:value="123" calcext:value-type="float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INTMEN030001','2014-03-31','---','-------------------------','6110800004101000001','SCGCMP','SNOINTMEN030001','D','PROVISION DE INTERESES DE PRESTACIONES SOCIALES NOMINA MENSUAL  MARZO 2014',4033.82,123);" calcext:value-type="string">
            <text:p>INSERT INTO scg_dt_cmp VALUES('0001','SCGCMP','SNOINTMEN030001','2014-03-31','---','-------------------------','6110800004101000001','SCGCMP','SNOINTMEN030001','D','PROVISION DE INTERESES DE PRESTACIONES SOCIALES NOMINA MENSUAL <text:s/>MARZO 2014',4033.82,1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 calcext:value-type="string">
            <text:p>6110800002703000001</text:p>
          </table:table-cell>
          <table:table-cell office:value-type="string" calcext:value-type="string">
            <text:p>SCGCMP</text:p>
          </table:table-cell>
          <table:table-cell table:formula="of:=[.C127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703</text:p>
          </table:table-cell>
          <table:table-cell office:value-type="float" office:value="684.31" calcext:value-type="float">
            <text:p>684.31</text:p>
          </table:table-cell>
          <table:table-cell office:value-type="float" office:value="124" calcext:value-type="float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INTMEN030001','2014-03-31','---','-------------------------','6110800002703000001','SCGCMP','SNOINTMEN030001','D','PROVISION DE INTERESES DE PRESTACIONES SOCIALES NOMINA MENSUAL  MARZO 2014',684.31,124);" calcext:value-type="string">
            <text:p>INSERT INTO scg_dt_cmp VALUES('0001','SCGCMP','SNOINTMEN030001','2014-03-31','---','-------------------------','6110800002703000001','SCGCMP','SNOINTMEN030001','D','PROVISION DE INTERESES DE PRESTACIONES SOCIALES NOMINA MENSUAL <text:s/>MARZO 2014',684.31,1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 calcext:value-type="string">
            <text:p>6110800002201000001</text:p>
          </table:table-cell>
          <table:table-cell office:value-type="string" calcext:value-type="string">
            <text:p>SCGCMP</text:p>
          </table:table-cell>
          <table:table-cell table:formula="of:=[.C128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201</text:p>
          </table:table-cell>
          <table:table-cell office:value-type="float" office:value="1954.53" calcext:value-type="float">
            <text:p>1954.53</text:p>
          </table:table-cell>
          <table:table-cell office:value-type="float" office:value="125" calcext:value-type="float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INTMEN030001','2014-03-31','---','-------------------------','6110800002201000001','SCGCMP','SNOINTMEN030001','D','PROVISION DE INTERESES DE PRESTACIONES SOCIALES NOMINA MENSUAL  MARZO 2014',1954.53,125);" calcext:value-type="string">
            <text:p>INSERT INTO scg_dt_cmp VALUES('0001','SCGCMP','SNOINTMEN030001','2014-03-31','---','-------------------------','6110800002201000001','SCGCMP','SNOINTMEN030001','D','PROVISION DE INTERESES DE PRESTACIONES SOCIALES NOMINA MENSUAL <text:s/>MARZO 2014',1954.53,1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 calcext:value-type="string">
            <text:p>6110800002403000001</text:p>
          </table:table-cell>
          <table:table-cell office:value-type="string" calcext:value-type="string">
            <text:p>SCGCMP</text:p>
          </table:table-cell>
          <table:table-cell table:formula="of:=[.C129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2403</text:p>
          </table:table-cell>
          <table:table-cell office:value-type="float" office:value="49178.49" calcext:value-type="float">
            <text:p>49178.49</text:p>
          </table:table-cell>
          <table:table-cell office:value-type="float" office:value="126" calcext:value-type="float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INTMEN030001','2014-03-31','---','-------------------------','6110800002403000001','SCGCMP','SNOINTMEN030001','D','PROVISION DE INTERESES DE PRESTACIONES SOCIALES NOMINA MENSUAL  MARZO 2014',49178.49,126);" calcext:value-type="string">
            <text:p>INSERT INTO scg_dt_cmp VALUES('0001','SCGCMP','SNOINTMEN030001','2014-03-31','---','-------------------------','6110800002403000001','SCGCMP','SNOINTMEN030001','D','PROVISION DE INTERESES DE PRESTACIONES SOCIALES NOMINA MENSUAL <text:s/>MARZO 2014',49178.49,1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130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4317.01" calcext:value-type="float">
            <text:p>14317.01</text:p>
          </table:table-cell>
          <table:table-cell office:value-type="float" office:value="127" calcext:value-type="float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INTMEN030001','2014-03-31','---','-------------------------','6110800003303000001','SCGCMP','SNOINTMEN030001','D','PROVISION DE INTERESES DE PRESTACIONES SOCIALES NOMINA MENSUAL  MARZO 2014',14317.01,127);" calcext:value-type="string">
            <text:p>INSERT INTO scg_dt_cmp VALUES('0001','SCGCMP','SNOINTMEN030001','2014-03-31','---','-------------------------','6110800003303000001','SCGCMP','SNOINTMEN030001','D','PROVISION DE INTERESES DE PRESTACIONES SOCIALES NOMINA MENSUAL <text:s/>MARZO 2014',14317.01,1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 calcext:value-type="string">
            <text:p>6110800001303000001</text:p>
          </table:table-cell>
          <table:table-cell office:value-type="string" calcext:value-type="string">
            <text:p>SCGCMP</text:p>
          </table:table-cell>
          <table:table-cell table:formula="of:=[.C131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1303</text:p>
          </table:table-cell>
          <table:table-cell office:value-type="float" office:value="9868.67" calcext:value-type="float">
            <text:p>9868.67</text:p>
          </table:table-cell>
          <table:table-cell office:value-type="float" office:value="128" calcext:value-type="float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INTMEN030001','2014-03-31','---','-------------------------','6110800001303000001','SCGCMP','SNOINTMEN030001','D','PROVISION DE INTERESES DE PRESTACIONES SOCIALES NOMINA MENSUAL  MARZO 2014',9868.67,128);" calcext:value-type="string">
            <text:p>INSERT INTO scg_dt_cmp VALUES('0001','SCGCMP','SNOINTMEN030001','2014-03-31','---','-------------------------','6110800001303000001','SCGCMP','SNOINTMEN030001','D','PROVISION DE INTERESES DE PRESTACIONES SOCIALES NOMINA MENSUAL <text:s/>MARZO 2014',9868.67,1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30001</text:p>
          </table:table-cell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 calcext:value-type="string">
            <text:p>6110800001201000001</text:p>
          </table:table-cell>
          <table:table-cell office:value-type="string" calcext:value-type="string">
            <text:p>SCGCMP</text:p>
          </table:table-cell>
          <table:table-cell table:formula="of:=[.C132]" office:value-type="string" office:string-value="SNOINTMEN030001" calcext:value-type="string">
            <text:p>SNOINTMEN03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RZO 2014</text:p>
          </table:table-cell>
          <table:table-cell table:style-name="ce3" office:value-type="string" calcext:value-type="string">
            <text:p>1201</text:p>
          </table:table-cell>
          <table:table-cell office:value-type="float" office:value="4405.1" calcext:value-type="float">
            <text:p>4405.10</text:p>
          </table:table-cell>
          <table:table-cell office:value-type="float" office:value="129" calcext:value-type="float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INTMEN030001','2014-03-31','---','-------------------------','6110800001201000001','SCGCMP','SNOINTMEN030001','D','PROVISION DE INTERESES DE PRESTACIONES SOCIALES NOMINA MENSUAL  MARZO 2014',4405.1,129);" calcext:value-type="string">
            <text:p>INSERT INTO scg_dt_cmp VALUES('0001','SCGCMP','SNOINTMEN030001','2014-03-31','---','-------------------------','6110800001201000001','SCGCMP','SNOINTMEN030001','D','PROVISION DE INTERESES DE PRESTACIONES SOCIALES NOMINA MENSUAL <text:s/>MARZO 2014',4405.1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MEN030001" calcext:value-type="string">
            <text:p>SNOINTMEN030001</text:p>
          </table:table-cell>
          <table:table-cell table:formula="of:=[Hoja1.D3]" office:value-type="string" office:string-value="2014-03-31" calcext:value-type="string">
            <text:p>2014-03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MENSUAL  MARZO 2014" calcext:value-type="string">
            <text:p>PROVISION DE INTERESES DE PRESTACIONES SOCIALES NOMINA MENSUAL <text:s/>MARZ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1192579.60886827" calcext:value-type="float">
            <text:p>1,192,579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MEN030001','2014-03-31','---','-------------------------','PROVISION DE INTERESES DE PRESTACIONES SOCIALES NOMINA MENSUAL  MARZO 2014',1,'-','----------','----------',1192579.60886827,0,0,0,'--','SIGESP');" calcext:value-type="string">
            <text:p>INSERT INTO sigesp_cmp VALUES('0001','SCGCMP','SNOINTMEN030001','2014-03-31','---','-------------------------','PROVISION DE INTERESES DE PRESTACIONES SOCIALES NOMINA MENSUAL <text:s/>MARZO 2014',1,'-','----------','----------',1192579.60886827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07:13.7904078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07:28.118985349</dc:date>
    <dc:creator>Juan Plablo</dc:creator>
    <meta:editing-duration>PT2H19M59S</meta:editing-duration>
    <meta:editing-cycles>23</meta:editing-cycles>
    <meta:generator>LibreOffice/4.1.4.2$Linux_X86_64 LibreOffice_project/410m0$Build-2</meta:generator>
    <meta:document-statistic meta:table-count="2" meta:cell-count="2003" meta:object-count="0"/>
  </office:meta>
</office:document-meta>
</file>